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3cm" draw:marker-start-width="0.095cm" draw:marker-end-width="0.095cm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095cm" draw:marker-end-width="0.095cm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svg:stroke-width="0.05cm" draw:marker-start-width="0.125cm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125cm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start-width="0.125cm" draw:marker-end-width="0.125cm" draw:fill="none" draw:fill-color="#ffffff" draw:textarea-horizontal-align="left" draw:auto-grow-height="true" draw:auto-grow-width="true" fo:min-height="3.213cm" fo:min-width="9.759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05cm" svg:stroke-color="#000000" draw:marker-start-width="0.125cm" draw:marker-end-width="0.125cm" draw:fill="none" draw:fill-color="#ffffff" draw:textarea-horizontal-align="left" draw:auto-grow-height="true" draw:auto-grow-width="true" fo:min-height="0cm" fo:min-width="6.65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05cm" svg:stroke-color="#000000" draw:marker-start-width="0.125cm" draw:marker-end-width="0.125cm" draw:fill="none" draw:fill-color="#ffffff" draw:textarea-horizontal-align="left" draw:auto-grow-height="true" draw:auto-grow-width="true" fo:min-height="2.213cm" fo:min-width="5.95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05cm" svg:stroke-color="#000000" draw:marker-start-width="0.125cm" draw:marker-end-width="0.125cm" draw:fill="none" draw:fill-color="#ffffff" draw:textarea-horizontal-align="left" draw:auto-grow-height="true" draw:auto-grow-width="true" fo:min-height="1.15cm" fo:min-width="3.63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6.5cm"/>
    </style:style>
    <style:style style:name="gr1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6.077cm"/>
    </style:style>
    <style:style style:name="gr1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08cm"/>
    </style:style>
    <style:style style:name="gr2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cm"/>
    </style:style>
    <style:style style:name="gr28" style:family="graphic" style:parent-style-name="standard">
      <style:graphic-properties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4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2.24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89cm"/>
    </style:style>
    <style:style style:name="gr33" style:family="graphic" style:parent-style-name="standard">
      <style:graphic-properties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34" style:family="graphic" style:parent-style-name="standard">
      <style:graphic-properties svg:stroke-width="0.03cm" draw:marker-start-width="0.245cm" draw:marker-end-width="0.245cm" draw:textarea-horizontal-align="center" fo:padding-top="0.14cm" fo:padding-bottom="0.14cm" fo:padding-left="0.265cm" fo:padding-right="0.265cm"/>
    </style:style>
    <style:style style:name="gr35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3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2.5cm"/>
    </style:style>
    <style:style style:name="gr37" style:family="graphic" style:parent-style-name="standard">
      <style:graphic-properties svg:stroke-width="0.03cm" draw:marker-start-width="0.245cm" draw:marker-end-width="0.245cm" draw:textarea-horizontal-align="center" fo:padding-top="0.14cm" fo:padding-bottom="0.14cm" fo:padding-left="0.265cm" fo:padding-right="0.265cm"/>
    </style:style>
    <style:style style:name="gr38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39" style:family="graphic" style:parent-style-name="standard">
      <style:graphic-properties draw:stroke="dash" draw:stroke-dash="Fine_20_Dashed_20__28_var_29_" svg:stroke-width="0.03cm" draw:marker-start-width="0.245cm" draw:marker-end="Arrow" draw:marker-end-width="0.345cm" draw:textarea-horizontal-align="center" fo:padding-top="0.14cm" fo:padding-bottom="0.14cm" fo:padding-left="0.265cm" fo:padding-right="0.265cm"/>
    </style:style>
    <style:style style:name="gr40" style:family="graphic" style:parent-style-name="standard">
      <style:graphic-properties svg:stroke-width="0.03cm" draw:marker-start-width="0.245cm" draw:marker-end="Arrow" draw:marker-end-width="0.345cm" draw:textarea-horizontal-align="center" fo:padding-top="0.14cm" fo:padding-bottom="0.14cm" fo:padding-left="0.265cm" fo:padding-right="0.265cm"/>
    </style:style>
    <style:style style:name="gr4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4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4.421cm"/>
    </style:style>
    <style:style style:name="gr43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4" style:family="graphic" style:parent-style-name="standard">
      <style:graphic-properties svg:stroke-width="0.03cm" draw:marker-start-width="0.245cm" draw:marker-end-width="0.245cm" draw:textarea-horizontal-align="center" fo:padding-top="0.14cm" fo:padding-bottom="0.14cm" fo:padding-left="0.265cm" fo:padding-right="0.265cm" draw:shadow="hidden"/>
    </style:style>
    <style:style style:name="gr45" style:family="graphic" style:parent-style-name="standard">
      <style:graphic-properties svg:stroke-width="0.03cm" draw:marker-start-width="0.245cm" draw:marker-end="Arrow" draw:marker-end-width="0.345cm" draw:textarea-horizontal-align="center" fo:padding-top="0.14cm" fo:padding-bottom="0.14cm" fo:padding-left="0.265cm" fo:padding-right="0.265cm"/>
    </style:style>
    <style:style style:name="gr4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391cm"/>
    </style:style>
    <style:style style:name="gr4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338cm" fo:min-width="6.455cm"/>
    </style:style>
    <style:style style:name="gr48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524cm" fo:min-width="7.699cm"/>
    </style:style>
    <style:style style:name="gr49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324cm" fo:min-width="4.128cm"/>
    </style:style>
    <style:style style:name="gr50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429cm"/>
    </style:style>
    <style:style style:name="gr5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009cm"/>
    </style:style>
    <style:style style:name="gr52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4.819cm" fo:min-width="4.128cm"/>
    </style:style>
    <style:style style:name="gr5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255cm" fo:min-width="4.128cm"/>
    </style:style>
    <style:style style:name="gr54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fo:padding-top="0.14cm" fo:padding-bottom="0.14cm" fo:padding-left="0.265cm" fo:padding-right="0.265cm"/>
    </style:style>
    <style:style style:name="gr5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3.458cm" fo:min-width="6.455cm"/>
    </style:style>
    <style:style style:name="gr5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6.179cm" fo:min-width="4.128cm"/>
    </style:style>
    <style:style style:name="gr5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601cm" fo:min-width="4.128cm"/>
    </style:style>
    <style:style style:name="gr58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4.818cm" fo:min-width="4.128cm"/>
    </style:style>
    <style:style style:name="gr59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698cm" fo:min-width="6.455cm"/>
    </style:style>
    <style:style style:name="gr60" style:family="graphic" style:parent-style-name="standard">
      <style:graphic-properties svg:stroke-width="0.06cm" draw:marker-start-width="0.29cm" draw:marker-end-width="0.29cm" draw:textarea-horizontal-align="center" fo:padding-top="0.155cm" fo:padding-bottom="0.155cm" fo:padding-left="0.28cm" fo:padding-right="0.28cm"/>
    </style:style>
    <style:style style:name="gr61" style:family="graphic" style:parent-style-name="standard">
      <style:graphic-properties svg:stroke-width="0.06cm" draw:marker-start-width="0.29cm" draw:marker-end-width="0.29cm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62" style:family="graphic" style:parent-style-name="standard">
      <style:graphic-properties draw:stroke="none" svg:stroke-width="0.06cm" svg:stroke-color="#000000" draw:marker-start-width="0.29cm" draw:marker-end-width="0.29cm" draw:fill="none" draw:fill-color="#ffffff" fo:min-height="2.071cm"/>
    </style:style>
    <style:style style:name="gr63" style:family="graphic" style:parent-style-name="standard">
      <style:graphic-properties svg:stroke-width="0.06cm" draw:marker-start-width="0.29cm" draw:marker-end-width="0.29cm" draw:textarea-horizontal-align="center" fo:padding-top="0.155cm" fo:padding-bottom="0.155cm" fo:padding-left="0.28cm" fo:padding-right="0.28cm"/>
    </style:style>
    <style:style style:name="gr64" style:family="graphic" style:parent-style-name="standard">
      <style:graphic-properties svg:stroke-width="0.06cm" draw:marker-start-width="0.29cm" draw:marker-end-width="0.29cm" draw:textarea-horizontal-align="justify" draw:textarea-vertical-align="middle" draw:auto-grow-height="false" fo:padding-top="0.155cm" fo:padding-bottom="0.155cm" fo:padding-left="0.28cm" fo:padding-right="0.28cm"/>
    </style:style>
    <style:style style:name="gr65" style:family="graphic" style:parent-style-name="standard">
      <style:graphic-properties svg:stroke-width="0.06cm" draw:marker-start-width="0.29cm" draw:marker-end-width="0.29cm" draw:textarea-horizontal-align="justify" draw:textarea-vertical-align="middle" draw:auto-grow-height="false" fo:padding-top="0.155cm" fo:padding-bottom="0.155cm" fo:padding-left="0.28cm" fo:padding-right="0.28cm"/>
    </style:style>
    <style:style style:name="gr66" style:family="graphic" style:parent-style-name="standard">
      <style:graphic-properties draw:stroke="dash" draw:stroke-dash="Fine_20_Dashed_20__28_var_29_" svg:stroke-width="0.06cm" draw:marker-start-width="0.29cm" draw:marker-end="Arrow" draw:marker-end-width="0.39cm" draw:textarea-horizontal-align="center" fo:padding-top="0.155cm" fo:padding-bottom="0.155cm" fo:padding-left="0.28cm" fo:padding-right="0.28cm"/>
    </style:style>
    <style:style style:name="gr67" style:family="graphic" style:parent-style-name="standard">
      <style:graphic-properties svg:stroke-width="0.06cm" draw:marker-start-width="0.29cm" draw:marker-end="Arrow" draw:marker-end-width="0.39cm" draw:textarea-horizontal-align="center" fo:padding-top="0.155cm" fo:padding-bottom="0.155cm" fo:padding-left="0.28cm" fo:padding-right="0.28cm"/>
    </style:style>
    <style:style style:name="gr68" style:family="graphic" style:parent-style-name="standard">
      <style:graphic-properties svg:stroke-width="0.06cm" draw:marker-start-width="0.29cm" draw:marker-end-width="0.29cm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69" style:family="graphic" style:parent-style-name="standard">
      <style:graphic-properties draw:stroke="none" svg:stroke-width="0.06cm" svg:stroke-color="#000000" draw:marker-start-width="0.29cm" draw:marker-end-width="0.29cm" draw:fill="none" draw:fill-color="#ffffff" fo:min-height="4.421cm"/>
    </style:style>
    <style:style style:name="gr70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2.614cm" fo:min-width="7.029cm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1.571cm" fo:min-width="6.345cm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1.572cm" fo:min-width="5.79cm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03cm" svg:stroke-color="#000000" draw:marker-start-width="0.095cm" draw:marker-end-width="0.095cm" draw:fill="none" draw:fill-color="#ffffff" draw:textarea-horizontal-align="left" draw:auto-grow-height="true" draw:auto-grow-width="true" fo:min-height="1.064cm" fo:min-width="4.246cm" fo:padding-top="0.175cm" fo:padding-bottom="0.175cm" fo:padding-left="0.3cm" fo:padding-right="0.3cm"/>
    </style:style>
    <style:style style:name="gr7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526cm" fo:min-width="6.5cm"/>
    </style:style>
    <style:style style:name="gr7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527cm" fo:min-width="5.727cm"/>
    </style:style>
    <style:style style:name="gr7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527cm" fo:min-width="6.371cm"/>
    </style:style>
    <style:style style:name="gr7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527cm" fo:min-width="6.676cm"/>
    </style:style>
    <style:style style:name="gr78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79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382cm"/>
    </style:style>
    <style:style style:name="gr80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338cm"/>
    </style:style>
    <style:style style:name="gr8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587cm"/>
    </style:style>
    <style:style style:name="gr8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612cm"/>
    </style:style>
    <style:style style:name="gr83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4.068cm"/>
    </style:style>
    <style:style style:name="gr84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908cm"/>
    </style:style>
    <style:style style:name="gr8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draw:stroke="dash" draw:stroke-dash="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7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draw:stroke="dash" draw:stroke-dash="Fine_20_Dashed_20__28_var_29_" svg:stroke-width="0.03cm" draw:marker-start-width="0.245cm" draw:marker-end="Line_20_Arrow" draw:marker-end-width="0.345cm" draw:textarea-horizontal-align="center" draw:textarea-vertical-align="middle" fo:padding-top="0.14cm" fo:padding-bottom="0.14cm" fo:padding-left="0.265cm" fo:padding-right="0.265cm"/>
    </style:style>
    <style:style style:name="gr89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5cm"/>
    </style:style>
    <style:style style:name="gr90" style:family="graphic" style:parent-style-name="standard">
      <style:graphic-properties draw:stroke="dash" draw:stroke-dash="Fine_20_Dashed_20__28_var_29_" svg:stroke-width="0.03cm" draw:marker-start-width="0.245cm" draw:marker-end="Line_20_Arrow" draw:marker-end-width="0.345cm" draw:textarea-horizontal-align="center" fo:padding-top="0.14cm" fo:padding-bottom="0.14cm" fo:padding-left="0.265cm" fo:padding-right="0.265cm"/>
    </style:style>
    <style:style style:name="gr91" style:family="graphic" style:parent-style-name="standard">
      <style:graphic-properties draw:stroke="solid" draw:stroke-dash="Fine_20_Dashed_20__28_var_29_" svg:stroke-width="0.03cm" draw:marker-start="" draw:marker-start-width="0.245cm" draw:marker-end="Line_20_Arrow" draw:marker-end-width="0.345cm" draw:textarea-horizontal-align="center" fo:padding-top="0.14cm" fo:padding-bottom="0.14cm" fo:padding-left="0.265cm" fo:padding-right="0.265cm"/>
    </style:style>
    <style:style style:name="gr9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44cm"/>
    </style:style>
    <style:style style:name="gr93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2.24cm"/>
    </style:style>
    <style:style style:name="gr94" style:family="graphic" style:parent-style-name="standard">
      <style:graphic-properties draw:stroke="solid" draw:stroke-dash="Fine_20_Dashed_20__28_var_29_" svg:stroke-width="0.03cm" draw:marker-start-width="0.245cm" draw:marker-end="Line_20_Arrow" draw:marker-end-width="0.345cm" draw:textarea-horizontal-align="center" fo:padding-top="0.14cm" fo:padding-bottom="0.14cm" fo:padding-left="0.265cm" fo:padding-right="0.265cm"/>
    </style:style>
    <style:style style:name="gr95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89cm"/>
    </style:style>
    <style:style style:name="gr9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793cm"/>
    </style:style>
    <style:style style:name="gr97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707cm"/>
    </style:style>
    <style:style style:name="gr98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913cm"/>
    </style:style>
    <style:style style:name="gr99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742cm"/>
    </style:style>
    <style:style style:name="gr100" style:family="graphic" style:parent-style-name="standard">
      <style:graphic-properties draw:stroke="solid" draw:stroke-dash="Fine_20_Dashed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101" style:family="graphic" style:parent-style-name="standard">
      <style:graphic-properties draw:stroke="solid" draw:stroke-dash="Fine_20_Dashed_20__28_var_29_" svg:stroke-width="0.03cm" draw:marker-start-width="0.245cm" draw:marker-end="Arrow" draw:marker-end-width="0.345cm" draw:textarea-horizontal-align="center" fo:padding-top="0.14cm" fo:padding-bottom="0.14cm" fo:padding-left="0.265cm" fo:padding-right="0.265cm"/>
    </style:style>
    <style:style style:name="gr10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233cm"/>
    </style:style>
    <style:style style:name="gr103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_20_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>
      <style:graphic-properties draw:stroke="solid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0.495cm" fo:min-width="13cm"/>
    </style:style>
    <style:style style:name="gr108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4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text-properties fo:font-family="Times" style:font-family-generic="roman" style:font-pitch="variable" fo:font-size="13pt" style:font-size-asian="13pt" style:font-size-complex="13pt"/>
    </style:style>
    <style:style style:name="P18" style:family="paragraph">
      <style:paragraph-properties fo:text-align="justify"/>
    </style:style>
    <style:style style:name="P19" style:family="paragraph">
      <style:paragraph-properties fo:text-align="justify"/>
      <style:text-properties fo:font-size="13pt" style:font-size-asian="13pt" style:font-size-complex="13pt"/>
    </style:style>
    <style:style style:name="P20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6pt" style:language-asian="zxx" style:country-asian="none" style:font-style-asian="normal" style:font-weight-asian="normal" style:font-family-complex="Tahoma" style:font-family-generic-complex="system" style:font-pitch-complex="variable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family="Times" style:font-family-generic="roman" style:font-pitch="variable" fo:font-size="13pt" style:font-size-asian="13pt" style:font-size-complex="13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6pt" style:language-asian="zxx" style:country-asian="none" style:font-style-asian="normal" style:font-weight-asian="normal" style:font-family-complex="Tahoma" style:font-family-generic-complex="system" style:font-pitch-complex="variable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6cm" draw:start-shape="id1" draw:start-glue-point="1" draw:end-shape="id2" draw:end-glue-point="6" svg:d="m3500 9500 4000-3500">
          <text:p/>
        </draw:connector>
        <draw:connector draw:style-name="gr1" draw:text-style-name="P1" draw:layer="layout" draw:type="line" svg:x1="4cm" svg:y1="10.5cm" svg:x2="7.5cm" svg:y2="10cm" draw:start-shape="id3" draw:start-glue-point="1" draw:end-shape="id4" draw:end-glue-point="6" svg:d="m4000 10500 3500-500">
          <text:p/>
        </draw:connector>
        <draw:connector draw:style-name="gr1" draw:text-style-name="P1" draw:layer="layout" draw:type="line" svg:x1="3cm" svg:y1="11cm" svg:x2="7.5cm" svg:y2="14cm" draw:start-shape="id5" draw:start-glue-point="1" draw:end-shape="id6" draw:end-glue-point="6" svg:d="m3000 11000 4500 3000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text-style-name="P1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6cm" svg:y="6.965cm">
          <text:p/>
        </draw:circle>
        <draw:line draw:style-name="gr4" draw:text-style-name="P1" draw:id="id12" draw:layer="layout" svg:x1="6.5cm" svg:y1="9.965cm" svg:x2="6.5cm" svg:y2="7.965cm">
          <text:p/>
        </draw:line>
        <draw:line draw:style-name="gr4" draw:text-style-name="P1" draw:id="id10" draw:layer="layout" svg:x1="7.5cm" svg:y1="8.465cm" svg:x2="6.5cm" svg:y2="8.465cm">
          <text:p/>
        </draw:line>
        <draw:line draw:style-name="gr4" draw:text-style-name="P1" draw:layer="layout" svg:x1="5.5cm" svg:y1="8.465cm" svg:x2="6.5cm" svg:y2="8.465cm">
          <text:p/>
        </draw:line>
        <draw:line draw:style-name="gr4" draw:text-style-name="P1" draw:layer="layout" svg:x1="6cm" svg:y1="11.465cm" svg:x2="6.5cm" svg:y2="9.965cm">
          <text:p/>
        </draw:line>
        <draw:line draw:style-name="gr4" draw:text-style-name="P1" draw:layer="layout" svg:x1="7cm" svg:y1="11.465cm" svg:x2="6.5cm" svg:y2="9.965cm">
          <text:p/>
        </draw:line>
        <draw:rect draw:style-name="gr1" draw:text-style-name="P1" draw:layer="layout" svg:width="13.5cm" svg:height="15cm" svg:x="9cm" svg:y="1.465cm">
          <text:p/>
        </draw:rect>
        <draw:frame draw:style-name="gr3" draw:text-style-name="P1" draw:layer="layout" svg:width="13.5cm" svg:height="1.673cm" svg:x="9cm" svg:y="1.793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10.5cm" svg:y="4.46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10.5cm" svg:y="8.46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10.5cm" svg:y="12.46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cm" svg:y1="7.465cm" svg:x2="10.5cm" svg:y2="5.965cm" draw:start-shape="id8" draw:start-glue-point="1" draw:end-shape="id9" draw:end-glue-point="6" svg:d="m7000 7465 3500-1500">
          <text:p/>
        </draw:connector>
        <draw:connector draw:style-name="gr1" draw:text-style-name="P1" draw:layer="layout" draw:type="line" svg:x1="7.5cm" svg:y1="8.465cm" svg:x2="10.5cm" svg:y2="9.965cm" draw:start-shape="id10" draw:start-glue-point="1" draw:end-shape="id11" svg:d="m7500 8465 3000 1500">
          <text:p/>
        </draw:connector>
        <draw:connector draw:style-name="gr1" draw:text-style-name="P1" draw:layer="layout" draw:type="line" svg:x1="6.5cm" svg:y1="9.965cm" svg:x2="10.5cm" svg:y2="13.965cm" draw:start-shape="id12" draw:end-shape="id13" draw:end-glue-point="6" svg:d="m6500 9965 4000 4000">
          <text:p/>
        </draw:connector>
        <draw:frame draw:style-name="gr5" draw:text-style-name="P1" draw:layer="layout" svg:width="5.5cm" svg:height="1.673cm" svg:x="3.5cm" svg:y="11.792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11" draw:text-style-name="P1" draw:layer="layout" svg:width="10.5cm" svg:height="6cm" svg:x="8.306cm" svg:y="1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0.5cm" svg:height="1cm" svg:x="8.306cm" svg:y="1.547cm">
          <text:p text:style-name="P1">Таблица Клиент «Joomla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0.5cm" svg:height="4.5cm" svg:x="8.306cm" svg:y="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11" draw:text-style-name="P1" draw:layer="layout" svg:width="8.5cm" svg:height="4.5cm" svg:x="19.053cm" svg:y="14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1cm" svg:x="19.053cm" svg:y="14.481cm">
          <text:p text:style-name="P1">Таблица Новость «Joomla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5cm" svg:height="3cm" svg:x="19.053cm" svg:y="15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11" draw:text-style-name="P1" draw:layer="layout" svg:width="8.5cm" svg:height="4.5cm" svg:x="19.006cm" svg:y="8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1cm" svg:x="19.006cm" svg:y="8.556cm">
          <text:p text:style-name="P1">Таблица Услуга «Joomla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5cm" svg:height="3cm" svg:x="19.006cm" svg:y="9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11" draw:text-style-name="P1" draw:layer="layout" svg:width="7cm" svg:height="4.5cm" svg:x="4.592cm" svg:y="11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cm" svg:height="2.5cm" svg:x="4.592cm" svg:y="1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7" draw:id="id15" draw:layer="layout" svg:width="6.992cm" svg:height="0.962cm" svg:x="4.592cm" svg:y="14.136cm">
          <draw:text-box>
            <text:p>Ключ категории (id)</text:p>
          </draw:text-box>
        </draw:frame>
        <draw:frame draw:style-name="gr18" draw:id="id14" draw:layer="layout" svg:width="6.526cm" svg:height="0.962cm" svg:x="19.076cm" svg:y="11.656cm">
          <draw:text-box>
            <text:p>Ключ категории (FK)</text:p>
          </draw:text-box>
        </draw:frame>
        <draw:frame draw:style-name="gr18" draw:id="id16" draw:layer="layout" svg:width="6.526cm" svg:height="0.962cm" svg:x="19.123cm" svg:y="17.581cm">
          <draw:text-box>
            <text:p>Ключ категории (FK)</text:p>
          </draw:text-box>
        </draw:frame>
        <draw:frame draw:style-name="gr18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9" draw:text-style-name="P1" draw:layer="layout" svg:x1="19.076cm" svg:y1="12.137cm" svg:x2="11.584cm" svg:y2="14.617cm" draw:start-shape="id14" draw:start-glue-point="3" draw:end-shape="id15" draw:end-glue-point="1" svg:d="m19076 12137h-3746v2480h-3746">
          <text:p/>
        </draw:connector>
        <draw:connector draw:style-name="gr19" draw:text-style-name="P1" draw:layer="layout" draw:line-skew="-0.026cm" svg:x1="19.123cm" svg:y1="18.062cm" svg:x2="11.584cm" svg:y2="14.617cm" draw:start-shape="id16" draw:start-glue-point="3" draw:end-shape="id15" draw:end-glue-point="1" svg:d="m19123 18062h-3795v-3445h-3744">
          <text:p/>
        </draw:connector>
        <draw:connector draw:style-name="gr19" draw:text-style-name="P1" draw:layer="layout" draw:line-skew="-0.218cm" svg:x1="8.276cm" svg:y1="6.565cm" svg:x2="4.592cm" svg:y2="14.617cm" draw:start-shape="id17" draw:start-glue-point="3" draw:end-shape="id15" draw:end-glue-point="3" svg:d="m8276 6565h-4403v8052h719">
          <text:p/>
        </draw:connector>
      </draw:page>
      <draw:page draw:name="page6" draw:style-name="dp1" draw:master-page-name="Обычный">
        <draw:ellipse draw:style-name="gr20" draw:text-style-name="P1" draw:layer="layout" svg:width="0.715cm" svg:height="0.692cm" svg:x="1.714cm" svg:y="2cm">
          <text:p/>
        </draw:ellipse>
        <draw:line draw:style-name="gr20" draw:text-style-name="P1" draw:layer="layout" svg:x1="2.071cm" svg:y1="4.077cm" svg:x2="2.071cm" svg:y2="2.692cm">
          <text:p/>
        </draw:line>
        <draw:line draw:style-name="gr20" draw:text-style-name="P1" draw:layer="layout" svg:x1="2.785cm" svg:y1="3.038cm" svg:x2="2.071cm" svg:y2="3.038cm">
          <text:p/>
        </draw:line>
        <draw:line draw:style-name="gr20" draw:text-style-name="P1" draw:layer="layout" svg:x1="1.357cm" svg:y1="3.038cm" svg:x2="2.071cm" svg:y2="3.038cm">
          <text:p/>
        </draw:line>
        <draw:line draw:style-name="gr20" draw:text-style-name="P1" draw:layer="layout" svg:x1="1.714cm" svg:y1="5.115cm" svg:x2="2.071cm" svg:y2="4.077cm">
          <text:p/>
        </draw:line>
        <draw:line draw:style-name="gr20" draw:text-style-name="P1" draw:layer="layout" svg:x1="2.428cm" svg:y1="5.115cm" svg:x2="2.071cm" svg:y2="4.077cm">
          <text:p/>
        </draw:line>
        <draw:frame draw:style-name="gr21" draw:text-style-name="P3" draw:layer="layout" svg:width="2.5cm" svg:height="1.191cm" svg:x="1cm" svg:y="5.309cm">
          <draw:text-box>
            <text:p text:style-name="P3"><text:span text:style-name="T2">Клиент компании</text:span></text:p>
          </draw:text-box>
        </draw:frame>
        <draw:rect draw:style-name="gr22" draw:text-style-name="P4" draw:layer="layout" svg:width="5cm" svg:height="2cm" svg:x="7cm" svg:y="3cm">
          <text:p text:style-name="P4"><text:span text:style-name="T3">Подсистема </text:span></text:p>
          <text:p text:style-name="P4"><text:span text:style-name="T3">пользовательского</text:span></text:p>
          <text:p text:style-name="P4"><text:span text:style-name="T3">интерфейса</text:span></text:p>
        </draw:rect>
        <draw:rect draw:style-name="gr22" draw:text-style-name="P4" draw:layer="layout" svg:width="5cm" svg:height="2cm" svg:x="15cm" svg:y="3cm">
          <text:p text:style-name="P4"><text:span text:style-name="T3">Подсистема </text:span></text:p>
          <text:p text:style-name="P4"><text:span text:style-name="T3">преобразования и </text:span></text:p>
          <text:p text:style-name="P4"><text:span text:style-name="T3">подготовки данных</text:span></text:p>
        </draw:rect>
        <draw:rect draw:style-name="gr22" draw:text-style-name="P4" draw:layer="layout" svg:width="5cm" svg:height="2cm" svg:x="23.5cm" svg:y="3cm">
          <text:p text:style-name="P4"><text:span text:style-name="T3">Подсистема </text:span></text:p>
          <text:p text:style-name="P4"><text:span text:style-name="T3">хранения </text:span></text:p>
          <text:p text:style-name="P4"><text:span text:style-name="T3">информации</text:span></text:p>
        </draw:rect>
        <draw:line draw:style-name="gr23" draw:text-style-name="P1" draw:layer="layout" svg:x1="2cm" svg:y1="6.5cm" svg:x2="2cm" svg:y2="18cm">
          <text:p/>
        </draw:line>
        <draw:rect draw:style-name="gr24" draw:text-style-name="P1" draw:layer="layout" svg:width="1cm" svg:height="8.5cm" svg:x="1.5cm" svg:y="7.5cm">
          <text:p/>
        </draw:rect>
        <draw:line draw:style-name="gr23" draw:text-style-name="P1" draw:layer="layout" svg:x1="9.5cm" svg:y1="5cm" svg:x2="9.5cm" svg:y2="18cm">
          <text:p/>
        </draw:line>
        <draw:line draw:style-name="gr23" draw:text-style-name="P1" draw:layer="layout" svg:x1="17.5cm" svg:y1="5cm" svg:x2="17.5cm" svg:y2="18cm">
          <text:p/>
        </draw:line>
        <draw:line draw:style-name="gr23" draw:text-style-name="P1" draw:layer="layout" svg:x1="26cm" svg:y1="5cm" svg:x2="26cm" svg:y2="16cm">
          <text:p/>
        </draw:line>
        <draw:rect draw:style-name="gr24" draw:text-style-name="P1" draw:layer="layout" svg:width="1cm" svg:height="7.5cm" svg:x="9cm" svg:y="8cm">
          <text:p/>
        </draw:rect>
        <draw:rect draw:style-name="gr24" draw:text-style-name="P1" draw:layer="layout" svg:width="1cm" svg:height="6.5cm" svg:x="17cm" svg:y="8.5cm">
          <text:p/>
        </draw:rect>
        <draw:rect draw:style-name="gr24" draw:text-style-name="P1" draw:layer="layout" svg:width="1cm" svg:height="5.5cm" svg:x="25.5cm" svg:y="9cm">
          <text:p/>
        </draw:rect>
        <draw:line draw:style-name="gr25" draw:text-style-name="P3" draw:layer="layout" svg:x1="2.5cm" svg:y1="8cm" svg:x2="9cm" svg:y2="8cm">
          <text:p text:style-name="P3"><text:span text:style-name="T2">Отобразить(Главная:страница)</text:span></text:p>
          <text:p text:style-name="P3"><text:span text:style-name="T2"/></text:p>
          <text:p text:style-name="P3"><text:span text:style-name="T2"/></text:p>
        </draw:line>
        <draw:line draw:style-name="gr25" draw:text-style-name="P3" draw:layer="layout" svg:x1="10cm" svg:y1="8.5cm" svg:x2="17cm" svg:y2="8.5cm">
          <text:p text:style-name="P3"><text:span text:style-name="T2">Подготовить(Главная:страница)</text:span></text:p>
          <text:p text:style-name="P3"><text:span text:style-name="T2"/></text:p>
          <text:p text:style-name="P3"><text:span text:style-name="T2"/></text:p>
        </draw:line>
        <draw:line draw:style-name="gr25" draw:text-style-name="P3" draw:layer="layout" svg:x1="18cm" svg:y1="9cm" svg:x2="25.5cm" svg:y2="9cm">
          <text:p text:style-name="P3"><text:span text:style-name="T2">Загрузить(Главное меню:данные)</text:span></text:p>
          <text:p text:style-name="P3"><text:span text:style-name="T4"/></text:p>
        </draw:line>
        <draw:line draw:style-name="gr26" draw:text-style-name="P3" draw:layer="layout" svg:x1="25.5cm" svg:y1="9.75cm" svg:x2="18cm" svg:y2="9.75cm">
          <text:p/>
        </draw:line>
        <draw:frame draw:style-name="gr27" draw:text-style-name="P5" draw:layer="layout" svg:width="6cm" svg:height="0.75cm" svg:x="19.5cm" svg:y="9cm">
          <draw:text-box>
            <text:p text:style-name="P5"><text:span text:style-name="T2">Главное меню: данные</text:span></text:p>
          </draw:text-box>
        </draw:frame>
        <draw:line draw:style-name="gr28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5"/></text:p>
        </draw:line>
        <draw:line draw:style-name="gr26" draw:text-style-name="P3" draw:layer="layout" svg:x1="25.5cm" svg:y1="11.75cm" svg:x2="18cm" svg:y2="11.75cm">
          <text:p/>
        </draw:line>
        <draw:frame draw:style-name="gr27" draw:text-style-name="P5" draw:layer="layout" svg:width="6cm" svg:height="0.75cm" svg:x="19.5cm" svg:y="11cm">
          <draw:text-box>
            <text:p text:style-name="P5"><text:span text:style-name="T2">Новости: данные</text:span></text:p>
          </draw:text-box>
        </draw:frame>
        <draw:line draw:style-name="gr28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5"/></text:p>
        </draw:line>
        <draw:line draw:style-name="gr29" draw:text-style-name="P1" draw:layer="layout" svg:x1="25.5cm" svg:y1="14cm" svg:x2="18cm" svg:y2="14cm">
          <text:p/>
        </draw:line>
        <draw:frame draw:style-name="gr27" draw:text-style-name="P5" draw:layer="layout" svg:width="6cm" svg:height="0.75cm" svg:x="19.5cm" svg:y="13.25cm">
          <draw:text-box>
            <text:p text:style-name="P5"><text:span text:style-name="T2">Список услуг: данные</text:span></text:p>
          </draw:text-box>
        </draw:frame>
        <draw:line draw:style-name="gr29" draw:text-style-name="P1" draw:layer="layout" svg:x1="17cm" svg:y1="14.5cm" svg:x2="10cm" svg:y2="14.5cm">
          <text:p/>
        </draw:line>
        <draw:frame draw:style-name="gr27" draw:text-style-name="P5" draw:layer="layout" svg:width="6cm" svg:height="1.661cm" svg:x="11cm" svg:y="12.839cm">
          <draw:text-box>
            <text:p text:style-name="P5"><text:span text:style-name="T2">Подготовленные наборы данных для главной страницы</text:span></text:p>
          </draw:text-box>
        </draw:frame>
        <draw:line draw:style-name="gr29" draw:text-style-name="P1" draw:layer="layout" svg:x1="9cm" svg:y1="15cm" svg:x2="2.5cm" svg:y2="15cm">
          <text:p/>
        </draw:line>
        <draw:frame draw:style-name="gr27" draw:text-style-name="P5" draw:layer="layout" svg:width="6cm" svg:height="0.75cm" svg:x="3.5cm" svg:y="14.25cm">
          <draw:text-box>
            <text:p text:style-name="P5"><text:span text:style-name="T2">Главная страница</text:span></text:p>
          </draw:text-box>
        </draw:frame>
      </draw:page>
      <draw:page draw:name="page7" draw:style-name="dp1" draw:master-page-name="Обычный">
        <draw:line draw:style-name="gr23" draw:text-style-name="P1" draw:layer="layout" svg:x1="2.17cm" svg:y1="5.447cm" svg:x2="2.17cm" svg:y2="15.5cm">
          <text:p/>
        </draw:line>
        <draw:rect draw:style-name="gr24" draw:text-style-name="P1" draw:layer="layout" svg:width="0.766cm" svg:height="8.168cm" svg:x="1.75cm" svg:y="6.279cm">
          <text:p/>
        </draw:rect>
        <draw:line draw:style-name="gr23" draw:text-style-name="P1" draw:layer="layout" svg:x1="7.879cm" svg:y1="4.334cm" svg:x2="7.879cm" svg:y2="14.447cm">
          <text:p/>
        </draw:line>
        <draw:line draw:style-name="gr23" draw:text-style-name="P1" draw:layer="layout" svg:x1="14.009cm" svg:y1="4.334cm" svg:x2="14.009cm" svg:y2="14.447cm">
          <text:p/>
        </draw:line>
        <draw:line draw:style-name="gr23" draw:text-style-name="P1" draw:layer="layout" svg:x1="21.204cm" svg:y1="4.334cm" svg:x2="21.204cm" svg:y2="14.447cm">
          <text:p/>
        </draw:line>
        <draw:rect draw:style-name="gr24" draw:text-style-name="P1" draw:layer="layout" svg:width="0.765cm" svg:height="7.3cm" svg:x="7.496cm" svg:y="6.668cm">
          <text:p/>
        </draw:rect>
        <draw:rect draw:style-name="gr24" draw:text-style-name="P1" draw:layer="layout" svg:width="0.767cm" svg:height="6.432cm" svg:x="13.625cm" svg:y="7.057cm">
          <text:p/>
        </draw:rect>
        <draw:rect draw:style-name="gr24" draw:text-style-name="P1" draw:layer="layout" svg:width="0.766cm" svg:height="2.872cm" svg:x="20.808cm" svg:y="7.266cm">
          <text:p/>
        </draw:rect>
        <draw:line draw:style-name="gr25" draw:text-style-name="P3" draw:layer="layout" svg:x1="2.516cm" svg:y1="6.668cm" svg:x2="7.496cm" svg:y2="6.668cm">
          <text:p text:style-name="P3"><text:span text:style-name="T2">Отобразить(</text:span></text:p>
          <text:p text:style-name="P3"><text:span text:style-name="T2">Нормативные документы:</text:span></text:p>
          <text:p text:style-name="P3"><text:span text:style-name="T2">Страница)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line>
        <draw:line draw:style-name="gr25" draw:text-style-name="P3" draw:layer="layout" svg:x1="8.262cm" svg:y1="7.057cm" svg:x2="13.625cm" svg:y2="7.057cm">
          <text:p text:style-name="P3"><text:span text:style-name="T2">Подготовить(</text:span></text:p>
          <text:p text:style-name="P3"><text:span text:style-name="T2">Нормативные документы</text:span></text:p>
          <text:p text:style-name="P3"><text:span text:style-name="T2">:страница)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line>
        <draw:line draw:style-name="gr25" draw:text-style-name="P3" draw:layer="layout" svg:x1="14.456cm" svg:y1="7.266cm" svg:x2="20.794cm" svg:y2="7.266cm">
          <text:p text:style-name="P3"><text:span text:style-name="T2">Загрузить(Главное меню:данные)</text:span></text:p>
          <text:p text:style-name="P3"><text:span text:style-name="T4"/></text:p>
        </draw:line>
        <draw:line draw:style-name="gr26" draw:text-style-name="P3" draw:layer="layout" svg:x1="20.794cm" svg:y1="10.138cm" svg:x2="14.456cm" svg:y2="10.138cm">
          <text:p/>
        </draw:line>
        <draw:frame draw:style-name="gr30" draw:text-style-name="P5" draw:layer="layout" svg:width="5.056cm" svg:height="0.721cm" svg:x="15.041cm" svg:y="7.311cm">
          <draw:text-box>
            <text:p text:style-name="P5"><text:span text:style-name="T2">Главное меню: данные</text:span></text:p>
          </draw:text-box>
        </draw:frame>
        <draw:line draw:style-name="gr28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6" draw:text-style-name="P3" draw:layer="layout" svg:x1="20.794cm" svg:y1="8.032cm" svg:x2="14.456cm" svg:y2="8.032cm">
          <text:p/>
        </draw:line>
        <draw:frame draw:style-name="gr30" draw:text-style-name="P5" draw:layer="layout" svg:width="4.596cm" svg:height="0.721cm" svg:x="15.529cm" svg:y="9.417cm">
          <draw:text-box>
            <text:p text:style-name="P5"><text:span text:style-name="T2">Новости: данные</text:span></text:p>
          </draw:text-box>
        </draw:frame>
        <draw:line draw:style-name="gr29" draw:text-style-name="P1" draw:layer="layout" svg:x1="13.625cm" svg:y1="13.064cm" svg:x2="8.262cm" svg:y2="13.064cm">
          <text:p/>
        </draw:line>
        <draw:frame draw:style-name="gr31" draw:text-style-name="P5" draw:layer="layout" svg:width="4.544cm" svg:height="2.601cm" svg:x="9.23cm" svg:y="10.464cm">
          <draw:text-box>
            <text:p text:style-name="P5"><text:span text:style-name="T2">Подготовленные наборы данных для станицы с нормативными документами</text:span></text:p>
          </draw:text-box>
        </draw:frame>
        <draw:line draw:style-name="gr29" draw:text-style-name="P1" draw:layer="layout" svg:x1="7.541cm" svg:y1="13.585cm" svg:x2="2.561cm" svg:y2="13.585cm">
          <text:p/>
        </draw:line>
        <draw:frame draw:style-name="gr32" draw:text-style-name="P5" draw:layer="layout" svg:width="3.721cm" svg:height="1.191cm" svg:x="3.52cm" svg:y="12.392cm">
          <draw:text-box>
            <text:p text:style-name="P5"><text:span text:style-name="T2">Нормативные документы</text:span></text:p>
          </draw:text-box>
        </draw:frame>
        <draw:line draw:style-name="gr23" draw:text-style-name="P1" draw:layer="layout" svg:x1="25.962cm" svg:y1="4.393cm" svg:x2="25.962cm" svg:y2="14.506cm">
          <text:p/>
        </draw:line>
        <draw:rect draw:style-name="gr22" draw:text-style-name="P4" draw:layer="layout" svg:width="4.806cm" svg:height="2.005cm" svg:x="23.594cm" svg:y="2.625cm">
          <text:p text:style-name="P4"><text:span text:style-name="T3">Файловая система</text:span></text:p>
          <text:p text:style-name="P4"><text:span text:style-name="T3">операционной</text:span></text:p>
          <text:p text:style-name="P4"><text:span text:style-name="T3">системы</text:span></text:p>
        </draw:rect>
        <draw:rect draw:style-name="gr24" draw:text-style-name="P1" draw:layer="layout" svg:width="0.766cm" svg:height="2.555cm" svg:x="25.586cm" svg:y="10.617cm">
          <text:p/>
        </draw:rect>
        <draw:line draw:style-name="gr33" draw:text-style-name="P6" draw:layer="layout" svg:x1="14.456cm" svg:y1="11.287cm" svg:x2="25.67cm" svg:y2="11.287cm">
          <text:p/>
        </draw:line>
        <draw:frame draw:style-name="gr30" draw:text-style-name="P5" draw:layer="layout" svg:width="6.826cm" svg:height="0.721cm" svg:x="16.991cm" svg:y="10.586cm">
          <draw:text-box>
            <text:p text:style-name="P5"><text:span text:style-name="T2">Загрузить(Корневой:каталог)</text:span></text:p>
          </draw:text-box>
        </draw:frame>
        <draw:line draw:style-name="gr26" draw:text-style-name="P3" draw:layer="layout" svg:x1="25.475cm" svg:y1="12.532cm" svg:x2="14.456cm" svg:y2="12.532cm">
          <text:p/>
        </draw:line>
        <draw:frame draw:style-name="gr30" draw:text-style-name="P5" draw:layer="layout" svg:width="6.521cm" svg:height="0.721cm" svg:x="17.479cm" svg:y="11.811cm">
          <draw:text-box>
            <text:p text:style-name="P5"><text:span text:style-name="T2">Список каталогов и файлов</text:span></text:p>
          </draw:text-box>
        </draw:frame>
        <draw:ellipse draw:style-name="gr20" draw:text-style-name="P1" draw:layer="layout" svg:width="0.715cm" svg:height="0.692cm" svg:x="1.714cm" svg:y="1.1cm">
          <text:p/>
        </draw:ellipse>
        <draw:line draw:style-name="gr20" draw:text-style-name="P1" draw:layer="layout" svg:x1="2.071cm" svg:y1="3.177cm" svg:x2="2.071cm" svg:y2="1.792cm">
          <text:p/>
        </draw:line>
        <draw:line draw:style-name="gr20" draw:text-style-name="P1" draw:layer="layout" svg:x1="2.785cm" svg:y1="2.138cm" svg:x2="2.071cm" svg:y2="2.138cm">
          <text:p/>
        </draw:line>
        <draw:line draw:style-name="gr20" draw:text-style-name="P1" draw:layer="layout" svg:x1="1.357cm" svg:y1="2.138cm" svg:x2="2.071cm" svg:y2="2.138cm">
          <text:p/>
        </draw:line>
        <draw:line draw:style-name="gr20" draw:text-style-name="P1" draw:layer="layout" svg:x1="1.714cm" svg:y1="4.215cm" svg:x2="2.071cm" svg:y2="3.177cm">
          <text:p/>
        </draw:line>
        <draw:line draw:style-name="gr20" draw:text-style-name="P1" draw:layer="layout" svg:x1="2.428cm" svg:y1="4.215cm" svg:x2="2.071cm" svg:y2="3.177cm">
          <text:p/>
        </draw:line>
        <draw:frame draw:style-name="gr21" draw:text-style-name="P3" draw:layer="layout" svg:width="2.5cm" svg:height="1.191cm" svg:x="1cm" svg:y="4.409cm">
          <draw:text-box>
            <text:p text:style-name="P3"><text:span text:style-name="T2">Клиент компании</text:span></text:p>
          </draw:text-box>
        </draw:frame>
        <draw:rect draw:style-name="gr22" draw:text-style-name="P4" draw:layer="layout" svg:width="5cm" svg:height="2cm" svg:x="5.395cm" svg:y="2.625cm">
          <text:p text:style-name="P4"><text:span text:style-name="T3">Подсистема </text:span></text:p>
          <text:p text:style-name="P4"><text:span text:style-name="T3">пользовательского</text:span></text:p>
          <text:p text:style-name="P4"><text:span text:style-name="T3">интерфейса</text:span></text:p>
        </draw:rect>
        <draw:rect draw:style-name="gr22" draw:text-style-name="P4" draw:layer="layout" svg:width="5cm" svg:height="2cm" svg:x="11.532cm" svg:y="2.625cm">
          <text:p text:style-name="P4"><text:span text:style-name="T3">Подсистема </text:span></text:p>
          <text:p text:style-name="P4"><text:span text:style-name="T3">преобразования и </text:span></text:p>
          <text:p text:style-name="P4"><text:span text:style-name="T3">подготовки данных</text:span></text:p>
        </draw:rect>
        <draw:rect draw:style-name="gr22" draw:text-style-name="P4" draw:layer="layout" svg:width="5cm" svg:height="2cm" svg:x="18.381cm" svg:y="2.625cm">
          <text:p text:style-name="P4"><text:span text:style-name="T3">Подсистема </text:span></text:p>
          <text:p text:style-name="P4"><text:span text:style-name="T3">хранения </text:span></text:p>
          <text:p text:style-name="P4"><text:span text:style-name="T3">информации</text:span></text:p>
        </draw:rect>
      </draw:page>
      <draw:page draw:name="page8" draw:style-name="dp1" draw:master-page-name="Обычный">
        <draw:rect draw:style-name="gr34" draw:text-style-name="P1" draw:layer="layout" svg:width="28.117cm" svg:height="20.561cm" svg:x="0.325cm" svg:y="-0.025cm">
          <text:p/>
        </draw:rect>
        <draw:custom-shape draw:style-name="gr35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7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19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7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4" draw:text-style-name="P1" draw:layer="layout" svg:width="2cm" svg:height="0.7cm" svg:x="4.742cm" svg:y="4.636cm">
          <text:p/>
        </draw:rect>
        <draw:custom-shape draw:style-name="gr38" draw:text-style-name="P1" draw:id="id18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21.742cm" svg:y1="6.536cm" svg:x2="22.742cm" svg:y2="6.536cm" draw:start-shape="id18" draw:start-glue-point="10" draw:end-shape="id19" draw:end-glue-point="6" svg:d="m21742 6536h1000">
          <text:p/>
        </draw:connector>
        <draw:connector draw:style-name="gr39" draw:text-style-name="P1" draw:layer="layout" draw:type="line" svg:x1="11.242cm" svg:y1="4.436cm" svg:x2="20.888cm" svg:y2="6.182cm" draw:start-shape="id20" draw:start-glue-point="1" draw:end-shape="id18" draw:end-glue-point="5" svg:d="m11242 4436 9646 1746">
          <text:p/>
        </draw:connector>
        <draw:rect draw:style-name="gr34" draw:text-style-name="P1" draw:layer="layout" svg:width="2cm" svg:height="0.7cm" svg:x="4.742cm" svg:y="8.336cm">
          <text:p/>
        </draw:rect>
        <draw:rect draw:style-name="gr37" draw:text-style-name="P1" draw:id="id21" draw:layer="layout" svg:width="3.5cm" svg:height="1cm" svg:x="10.042cm" svg:y="5.736cm">
          <text:p text:style-name="P1">Новость</text:p>
        </draw:rect>
        <draw:rect draw:style-name="gr37" draw:text-style-name="P1" draw:id="id22" draw:layer="layout" svg:width="3.5cm" svg:height="1cm" svg:x="12.942cm" svg:y="7.436cm">
          <text:p text:style-name="P1">Услуга</text:p>
        </draw:rect>
        <draw:rect draw:style-name="gr37" draw:text-style-name="P1" draw:id="id20" draw:layer="layout" svg:width="4cm" svg:height="1cm" svg:x="7.242cm" svg:y="3.936cm">
          <text:p text:style-name="P1">Клиент</text:p>
        </draw:rect>
        <draw:rect draw:style-name="gr37" draw:text-style-name="P1" draw:id="id23" draw:layer="layout" svg:width="4cm" svg:height="1cm" svg:x="13.242cm" svg:y="9.236cm">
          <text:p text:style-name="P1">Клиент</text:p>
        </draw:rect>
        <draw:connector draw:style-name="gr39" draw:text-style-name="P1" draw:layer="layout" draw:type="line" svg:x1="13.542cm" svg:y1="6.236cm" svg:x2="20.742cm" svg:y2="6.536cm" draw:start-shape="id21" draw:start-glue-point="1" draw:end-shape="id18" draw:end-glue-point="6" svg:d="m13542 6236 7200 300">
          <text:p/>
        </draw:connector>
        <draw:connector draw:style-name="gr39" draw:text-style-name="P1" draw:layer="layout" draw:type="line" svg:x1="16.442cm" svg:y1="7.936cm" svg:x2="20.888cm" svg:y2="6.89cm" draw:start-shape="id22" draw:start-glue-point="1" draw:end-shape="id18" draw:end-glue-point="7" svg:d="m16442 7936 4446-1046">
          <text:p/>
        </draw:connector>
        <draw:connector draw:style-name="gr39" draw:text-style-name="P1" draw:layer="layout" draw:type="line" svg:x1="17.242cm" svg:y1="9.736cm" svg:x2="21.242cm" svg:y2="7.036cm" draw:start-shape="id23" draw:start-glue-point="1" draw:end-shape="id18" draw:end-glue-point="8" svg:d="m17242 9736 4000-2700">
          <text:p/>
        </draw:connector>
        <draw:rect draw:style-name="gr34" draw:text-style-name="P1" draw:id="id24" draw:layer="layout" svg:width="1.176cm" svg:height="1.281cm" svg:x="8.592cm" svg:y="10.738cm">
          <text:p/>
        </draw:rect>
        <draw:connector draw:style-name="gr40" draw:text-style-name="P1" draw:layer="layout" draw:type="line" svg:x1="9.18cm" svg:y1="10.738cm" svg:x2="9.242cm" svg:y2="4.936cm" draw:start-shape="id24" draw:start-glue-point="0" draw:end-shape="id20" svg:d="m9180 10738 62-5802">
          <text:p/>
        </draw:connector>
        <draw:connector draw:style-name="gr40" draw:text-style-name="P1" draw:layer="layout" draw:type="line" svg:x1="9.18cm" svg:y1="10.738cm" svg:x2="11.792cm" svg:y2="6.736cm" draw:start-shape="id24" draw:start-glue-point="0" draw:end-shape="id21" draw:end-glue-point="2" svg:d="m9180 10738 2612-4002">
          <text:p/>
        </draw:connector>
        <draw:connector draw:style-name="gr40" draw:text-style-name="P1" draw:layer="layout" draw:type="line" svg:x1="9.18cm" svg:y1="10.738cm" svg:x2="12.942cm" svg:y2="7.936cm" draw:start-shape="id24" draw:start-glue-point="0" draw:end-shape="id22" draw:end-glue-point="3" svg:d="m9180 10738 3762-2802">
          <text:p/>
        </draw:connector>
        <draw:connector draw:style-name="gr40" draw:text-style-name="P1" draw:layer="layout" draw:type="line" svg:x1="9.18cm" svg:y1="10.738cm" svg:x2="13.242cm" svg:y2="9.736cm" draw:start-shape="id24" draw:start-glue-point="0" draw:end-shape="id23" svg:d="m9180 10738 4062-1002">
          <text:p/>
        </draw:connector>
        <draw:custom-shape draw:style-name="gr38" draw:text-style-name="P1" draw:id="id25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9.18cm" svg:y1="12.019cm" svg:x2="9.192cm" svg:y2="12.992cm" draw:start-shape="id24" draw:start-glue-point="2" draw:end-shape="id25" draw:end-glue-point="4" svg:d="m9180 12019 12 973">
          <text:p/>
        </draw:connector>
        <draw:rect draw:style-name="gr37" draw:text-style-name="P1" draw:id="id26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34" draw:text-style-name="P1" draw:layer="layout" svg:width="1.2cm" svg:height="0.597cm" svg:x="11.244cm" svg:y="12.643cm">
          <text:p/>
        </draw:rect>
        <draw:connector draw:style-name="gr39" draw:text-style-name="P1" draw:layer="layout" draw:type="line" svg:x1="11.744cm" svg:y1="13.53cm" svg:x2="9.692cm" svg:y2="13.492cm" draw:start-shape="id26" draw:start-glue-point="3" draw:end-shape="id25" draw:end-glue-point="10" svg:d="m11744 13530-2052-38">
          <text:p/>
        </draw:connector>
        <draw:custom-shape draw:style-name="gr38" draw:text-style-name="P1" draw:id="id28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20.147cm" svg:y1="13.564cm" svg:x2="21.317cm" svg:y2="13.553cm" draw:start-shape="id27" draw:start-glue-point="1" draw:end-shape="id28" draw:end-glue-point="6" svg:d="m20147 13564 1170-11">
          <text:p/>
        </draw:connector>
        <draw:rect draw:style-name="gr34" draw:text-style-name="P1" draw:layer="layout" svg:width="1.2cm" svg:height="0.597cm" svg:x="11.244cm" svg:y="13.785cm">
          <text:p/>
        </draw:rect>
        <draw:custom-shape draw:style-name="gr38" draw:text-style-name="P1" draw:id="id29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14.865cm" svg:y1="14.798cm" svg:x2="9.742cm" svg:y2="15.608cm" draw:start-shape="id26" draw:start-glue-point="2" draw:end-shape="id29" draw:end-glue-point="10" svg:d="m14865 14798v810h-5123">
          <text:p/>
        </draw:connector>
        <draw:rect draw:style-name="gr37" draw:text-style-name="P1" draw:id="id30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34" draw:text-style-name="P1" draw:layer="layout" svg:width="1.2cm" svg:height="0.471cm" svg:x="5.451cm" svg:y="17.603cm">
          <text:p/>
        </draw:rect>
        <draw:rect draw:style-name="gr34" draw:text-style-name="P1" draw:layer="layout" svg:width="1.2cm" svg:height="0.471cm" svg:x="5.451cm" svg:y="18.504cm">
          <text:p/>
        </draw:rect>
        <draw:connector draw:style-name="gr34" draw:text-style-name="P1" draw:layer="layout" draw:type="line" svg:x1="9.242cm" svg:y1="16.108cm" svg:x2="9.219cm" svg:y2="17.116cm" draw:start-shape="id29" draw:start-glue-point="8" draw:end-shape="id30" draw:end-glue-point="0" svg:d="m9242 16108-23 1008">
          <text:p/>
        </draw:connector>
        <draw:rect draw:style-name="gr34" draw:text-style-name="P1" draw:id="id27" draw:layer="layout" svg:width="1.008cm" svg:height="1.058cm" svg:x="19.139cm" svg:y="13.035cm">
          <text:p/>
        </draw:rect>
        <draw:connector draw:style-name="gr40" draw:text-style-name="P1" draw:layer="layout" draw:type="line" svg:x1="19.139cm" svg:y1="13.564cm" svg:x2="17.986cm" svg:y2="13.53cm" draw:start-shape="id27" draw:start-glue-point="3" draw:end-shape="id26" draw:end-glue-point="1" svg:d="m19139 13564-1153-34">
          <text:p/>
        </draw:connector>
        <draw:rect draw:style-name="gr37" draw:text-style-name="P1" draw:id="id31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34" draw:text-style-name="P1" draw:layer="layout" svg:width="1.2cm" svg:height="0.471cm" svg:x="20.269cm" svg:y="16.596cm">
          <text:p/>
        </draw:rect>
        <draw:rect draw:style-name="gr34" draw:text-style-name="P1" draw:layer="layout" svg:width="1.2cm" svg:height="0.471cm" svg:x="20.269cm" svg:y="17.697cm">
          <text:p/>
        </draw:rect>
        <draw:connector draw:style-name="gr39" draw:text-style-name="P1" draw:layer="layout" draw:type="line" svg:x1="23.883cm" svg:y1="16.109cm" svg:x2="22.171cm" svg:y2="13.907cm" draw:start-shape="id31" draw:start-glue-point="0" draw:end-shape="id28" draw:end-glue-point="9" svg:d="m23883 16109-1712-2202">
          <text:p/>
        </draw:connector>
        <draw:rect draw:style-name="gr34" draw:text-style-name="P1" draw:layer="layout" svg:width="2.579cm" svg:height="0.901cm" svg:x="1.171cm" svg:y="14.432cm">
          <text:p/>
        </draw:rect>
        <draw:rect draw:style-name="gr34" draw:text-style-name="P1" draw:layer="layout" svg:width="2.579cm" svg:height="0.901cm" svg:x="1.172cm" svg:y="5.262cm">
          <text:p/>
        </draw:rect>
        <draw:rect draw:style-name="gr34" draw:text-style-name="P1" draw:id="id32" draw:layer="layout" svg:width="1.008cm" svg:height="1.058cm" svg:x="27.95cm" svg:y="16.878cm">
          <text:p/>
        </draw:rect>
        <draw:connector draw:style-name="gr40" draw:text-style-name="P1" draw:layer="layout" draw:type="line" svg:x1="27.95cm" svg:y1="17.407cm" svg:x2="26.857cm" svg:y2="17.394cm" draw:start-shape="id32" draw:start-glue-point="3" draw:end-shape="id31" draw:end-glue-point="1" svg:d="m27950 17407-1093-13">
          <text:p/>
        </draw:connector>
        <draw:custom-shape draw:style-name="gr38" draw:text-style-name="P1" draw:id="id33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28.958cm" svg:y1="17.407cm" svg:x2="30.155cm" svg:y2="17.37cm" draw:start-shape="id32" draw:start-glue-point="1" draw:end-shape="id33" draw:end-glue-point="6" svg:d="m28958 17407 1197-37">
          <text:p/>
        </draw:connector>
        <draw:custom-shape draw:style-name="gr41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1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1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42" draw:text-style-name="P7" draw:layer="layout" svg:width="10.206cm" svg:height="6.356cm" svg:x="-10.483cm" svg:y="0cm">
          <draw:text-box>
            <text:p><text:span text:style-name="T6">1) СУБД - система управления</text:span></text:p>
            <text:p><text:span text:style-name="T6"><text:s text:c="5"/></text:span><text:span text:style-name="T6">базами данных;</text:span></text:p>
            <text:p><text:span text:style-name="T6">2) SQL - Structured Query Language</text:span></text:p>
            <text:p><text:span text:style-name="T6"><text:s text:c="5"/></text:span><text:span text:style-name="T6">(язык структурированных запросов);</text:span></text:p>
            <text:p><text:span text:style-name="T6">3) CGI - Common Gateway Interface</text:span></text:p>
            <text:p><text:span text:style-name="T6"><text:s text:c="4"/></text:span><text:span text:style-name="T6">(общий интерфейс шлюза), стандарт</text:span></text:p>
            <text:p><text:span text:style-name="T6"><text:s text:c="5"/></text:span><text:span text:style-name="T6">связи программы с веб-сервером;</text:span></text:p>
            <text:p><text:span text:style-name="T6">4) HTML - HyperText Markup Language</text:span></text:p>
            <text:p><text:span text:style-name="T6"><text:s text:c="5"/></text:span><text:span text:style-name="T6">(язык разметки гипертекста);</text:span></text:p>
            <text:p><text:span text:style-name="T6">5) PHP - PHP: Hypertext Preprocessor</text:span></text:p>
            <text:p><text:span text:style-name="T6"><text:s text:c="5"/></text:span><text:span text:style-name="T6">(PHP: препроцессор гипертекста).</text:span></text:p>
          </draw:text-box>
        </draw:frame>
        <draw:rect draw:style-name="gr37" draw:text-style-name="P8" draw:layer="layout" svg:width="4.161cm" svg:height="1.586cm" svg:x="-4.664cm" svg:y="12.073cm">
          <text:p text:style-name="P8">PHP</text:p>
          <text:p text:style-name="P8"><text:span text:style-name="T7"/></text:p>
        </draw:rect>
        <draw:line draw:style-name="gr34" draw:text-style-name="P1" draw:layer="layout" svg:x1="-0.339cm" svg:y1="12.746cm" svg:x2="3.867cm" svg:y2="13.877cm">
          <text:p/>
        </draw:line>
        <draw:line draw:style-name="gr34" draw:text-style-name="P1" draw:layer="layout" svg:x1="3.825cm" svg:y1="13.896cm" svg:x2="8.668cm" svg:y2="13.507cm">
          <text:p/>
        </draw:line>
        <draw:line draw:style-name="gr34" draw:text-style-name="P1" draw:layer="layout" svg:x1="3.898cm" svg:y1="13.907cm" svg:x2="8.718cm" svg:y2="15.573cm">
          <text:p/>
        </draw:line>
      </draw:page>
      <draw:page draw:name="Плакат 1" draw:style-name="dp1" draw:master-page-name="Обычный">
        <draw:rect draw:style-name="gr34" draw:text-style-name="P1" draw:layer="layout" svg:width="16.298cm" svg:height="18.424cm" svg:x="12.32cm" svg:y="1.576cm">
          <text:p/>
        </draw:rect>
        <draw:rect draw:style-name="gr34" draw:text-style-name="P1" draw:layer="layout" svg:width="11.379cm" svg:height="18.423cm" svg:x="0.927cm" svg:y="1.577cm">
          <text:p/>
        </draw:rect>
        <draw:custom-shape draw:style-name="gr43" draw:text-style-name="P9" draw:id="id36" draw:layer="layout" svg:width="2.093cm" svg:height="0.37cm" svg:x="6.166cm" svg:y="2.672cm">
          <text:p text:style-name="P1"><text:span text:style-name="T8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4" draw:text-style-name="P9" draw:id="id34" draw:layer="layout" svg:width="4.061cm" svg:height="0.705cm" svg:x="5.182cm" svg:y="3.933cm">
          <text:p text:style-name="P1"><text:span text:style-name="T8">Ввод адреса доступа</text:span></text:p>
          <text:p text:style-name="P1"><text:span text:style-name="T8">к интернет приложению</text:span></text:p>
        </draw:rect>
        <draw:rect draw:style-name="gr44" draw:text-style-name="P9" draw:id="id37" draw:layer="layout" svg:width="4.075cm" svg:height="0.705cm" svg:x="5.175cm" svg:y="6.891cm">
          <text:p text:style-name="P1"><text:span text:style-name="T8">Получение запроса на</text:span></text:p>
          <text:p text:style-name="P1"><text:span text:style-name="T8">открытие страницы приложением</text:span></text:p>
        </draw:rect>
        <draw:rect draw:style-name="gr37" draw:text-style-name="P9" draw:id="id39" draw:layer="layout" svg:width="4.075cm" svg:height="0.704cm" svg:x="1.499cm" svg:y="9.679cm">
          <text:p text:style-name="P1"><text:span text:style-name="T8">Сбор данных </text:span></text:p>
          <text:p text:style-name="P1"><text:span text:style-name="T8">информационной ленты</text:span></text:p>
        </draw:rect>
        <draw:rect draw:style-name="gr37" draw:text-style-name="P9" draw:id="id40" draw:layer="layout" svg:width="4.075cm" svg:height="0.705cm" svg:x="1.499cm" svg:y="11.203cm">
          <text:p text:style-name="P1"><text:span text:style-name="T8">Сбор вариантов</text:span></text:p>
          <text:p text:style-name="P1"><text:span text:style-name="T8">выбора меню приложения</text:span></text:p>
        </draw:rect>
        <draw:rect draw:style-name="gr37" draw:text-style-name="P9" draw:id="id42" draw:layer="layout" svg:width="4.108cm" svg:height="0.706cm" svg:x="1.482cm" svg:y="14.378cm">
          <text:p text:style-name="P1"><text:span text:style-name="T8">Генерация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43" draw:layer="layout" svg:width="4.116cm" svg:height="0.705cm" svg:x="1.478cm" svg:y="16.163cm">
          <text:p text:style-name="P1"><text:span text:style-name="T8">Кеширование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46" draw:layer="layout" svg:width="4.369cm" svg:height="0.704cm" svg:x="7.169cm" svg:y="11.538cm">
          <text:p text:style-name="P1"><text:span text:style-name="T8">Отправка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44" draw:layer="layout" svg:width="4.377cm" svg:height="0.705cm" svg:x="7.165cm" svg:y="13.269cm">
          <text:p text:style-name="P1"><text:span text:style-name="T8">Отображение запрошенной страницы</text:span></text:p>
          <text:p text:style-name="P1"><text:span text:style-name="T8">в веб-браузере пользователя</text:span></text:p>
        </draw:rect>
        <draw:connector draw:style-name="gr40" draw:text-style-name="P1" draw:layer="layout" svg:x1="7.212cm" svg:y1="4.638cm" svg:x2="7.213cm" svg:y2="5.53cm" draw:start-shape="id34" draw:start-glue-point="2" draw:end-shape="id35" draw:end-glue-point="4" svg:d="m7212 4638v446h1v446">
          <text:p/>
        </draw:connector>
        <draw:connector draw:style-name="gr40" draw:text-style-name="P1" draw:layer="layout" svg:x1="7.212cm" svg:y1="3.042cm" svg:x2="7.212cm" svg:y2="3.933cm" draw:start-shape="id36" draw:start-glue-point="2" draw:end-shape="id34" draw:end-glue-point="0" svg:d="m7212 3042v891">
          <text:p/>
        </draw:connector>
        <draw:connector draw:style-name="gr40" draw:text-style-name="P1" draw:layer="layout" svg:x1="7.212cm" svg:y1="7.596cm" svg:x2="7.213cm" svg:y2="8.513cm" draw:start-shape="id37" draw:start-glue-point="2" draw:end-shape="id38" draw:end-glue-point="4" svg:d="m7212 7596v459h1v458">
          <text:p/>
        </draw:connector>
        <draw:connector draw:style-name="gr40" draw:text-style-name="P1" draw:layer="layout" svg:x1="3.536cm" svg:y1="10.383cm" svg:x2="3.536cm" svg:y2="11.203cm" draw:start-shape="id39" draw:start-glue-point="2" draw:end-shape="id40" draw:end-glue-point="0" svg:d="m3536 10383v820">
          <text:p/>
        </draw:connector>
        <draw:custom-shape draw:style-name="gr38" draw:text-style-name="P1" draw:id="id38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004cm" svg:y1="8.76cm" svg:x2="3.536cm" svg:y2="9.679cm" draw:start-shape="id38" draw:start-glue-point="5" draw:end-shape="id39" draw:end-glue-point="0" svg:d="m7004 8760h-3468v919">
          <text:p/>
        </draw:connector>
        <draw:connector draw:style-name="gr40" draw:text-style-name="P1" draw:layer="layout" svg:x1="3.536cm" svg:y1="11.908cm" svg:x2="3.536cm" svg:y2="12.843cm" draw:start-shape="id40" draw:start-glue-point="2" draw:end-shape="id41" draw:end-glue-point="0" svg:d="m3536 11908v935">
          <text:p/>
        </draw:connector>
        <draw:connector draw:style-name="gr40" draw:text-style-name="P1" draw:layer="layout" svg:x1="3.536cm" svg:y1="15.084cm" svg:x2="3.536cm" svg:y2="16.163cm" draw:start-shape="id42" draw:start-glue-point="2" draw:end-shape="id43" draw:end-glue-point="0" svg:d="m3536 15084v1079">
          <text:p/>
        </draw:connector>
        <draw:custom-shape draw:style-name="gr38" draw:text-style-name="P1" draw:id="id35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213cm" svg:y1="6.077cm" svg:x2="7.212cm" svg:y2="6.891cm" draw:start-shape="id35" draw:start-glue-point="6" draw:end-shape="id37" draw:end-glue-point="0" svg:d="m7213 6077v407h-1v407">
          <text:p/>
        </draw:connector>
        <draw:custom-shape draw:style-name="gr43" draw:text-style-name="P10" draw:id="id47" draw:layer="layout" svg:width="2.093cm" svg:height="0.371cm" svg:x="8.307cm" svg:y="16.388cm">
          <text:p text:style-name="P1"><text:span text:style-name="T7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9.353cm" svg:y1="13.974cm" svg:x2="9.353cm" svg:y2="15.064cm" draw:start-shape="id44" draw:start-glue-point="2" draw:end-shape="id45" draw:end-glue-point="4" svg:d="m9353 13974v1090">
          <text:p/>
        </draw:connector>
        <draw:connector draw:style-name="gr40" draw:text-style-name="P1" draw:layer="layout" svg:x1="9.353cm" svg:y1="12.242cm" svg:x2="9.353cm" svg:y2="13.269cm" draw:start-shape="id46" draw:start-glue-point="2" draw:end-shape="id44" draw:end-glue-point="0" svg:d="m9353 12242v1027">
          <text:p/>
        </draw:connector>
        <draw:custom-shape draw:style-name="gr38" draw:text-style-name="P1" draw:id="id45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9.353cm" svg:y1="15.574cm" svg:x2="9.353cm" svg:y2="16.388cm" draw:start-shape="id45" draw:start-glue-point="6" draw:end-shape="id47" draw:end-glue-point="0" svg:d="m9353 15574v814">
          <text:p/>
        </draw:connector>
        <draw:connector draw:style-name="gr40" draw:text-style-name="P1" draw:layer="layout" svg:x1="3.536cm" svg:y1="16.868cm" svg:x2="7.003cm" svg:y2="10.158cm" draw:start-shape="id43" draw:start-glue-point="2" draw:end-shape="id48" draw:end-glue-point="5" svg:d="m3536 16868v515h2762v-7225h705">
          <text:p/>
        </draw:connector>
        <draw:connector draw:style-name="gr45" draw:text-style-name="P1" draw:layer="layout" svg:x1="9.563cm" svg:y1="15.319cm" svg:x2="7.429cm" svg:y2="5.804cm" draw:start-shape="id45" draw:start-glue-point="7" draw:end-shape="id35" draw:end-glue-point="7" svg:d="m9563 15319h516v-9515h-2650">
          <text:p text:style-name="P1"/>
          <text:p text:style-name="P1"/>
          <text:p text:style-name="P1"/>
        </draw:connector>
        <draw:frame draw:style-name="gr46" draw:text-style-name="P9" draw:layer="layout" svg:width="2.91cm" svg:height="0.727cm" svg:x="9.595cm" svg:y="15.258cm">
          <draw:text-box>
            <text:p text:style-name="P1"><text:span text:style-name="T8">Открытие другой </text:span></text:p>
            <text:p text:style-name="P1"><text:span text:style-name="T8">страницы приложения</text:span></text:p>
          </draw:text-box>
        </draw:frame>
        <draw:frame draw:style-name="gr47" draw:text-style-name="P9" draw:layer="layout" svg:width="1.915cm" svg:height="0.727cm" svg:x="7.5cm" svg:y="15.307cm">
          <draw:text-box>
            <text:p text:style-name="P1"><text:span text:style-name="T8">Закрытие веб-браузера</text:span></text:p>
          </draw:text-box>
        </draw:frame>
        <draw:rect draw:style-name="gr37" draw:text-style-name="P9" draw:id="id41" draw:layer="layout" svg:width="4.075cm" svg:height="0.704cm" svg:x="1.499cm" svg:y="12.843cm">
          <text:p text:style-name="P1"><text:span text:style-name="T8">Сбор информации запрошенной </text:span></text:p>
          <text:p text:style-name="P1"><text:span text:style-name="T8">страницы приложения</text:span></text:p>
        </draw:rect>
        <draw:custom-shape draw:style-name="gr38" draw:text-style-name="P1" draw:id="id48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213cm" svg:y1="10.42cm" svg:x2="9.353cm" svg:y2="11.538cm" draw:start-shape="id48" draw:start-glue-point="6" draw:end-shape="id46" draw:end-glue-point="0" svg:d="m7213 10420v560h2140v558">
          <text:p/>
        </draw:connector>
        <draw:connector draw:style-name="gr40" draw:text-style-name="P1" draw:layer="layout" svg:x1="7.213cm" svg:y1="9.007cm" svg:x2="7.213cm" svg:y2="9.896cm" draw:start-shape="id38" draw:start-glue-point="6" draw:end-shape="id48" draw:end-glue-point="4" svg:d="m7213 9007v889">
          <text:p/>
        </draw:connector>
        <draw:frame draw:style-name="gr48" draw:text-style-name="P9" draw:layer="layout" svg:width="2.403cm" svg:height="0.965cm" svg:x="7.184cm" svg:y="8.802cm">
          <draw:text-box>
            <text:p text:style-name="P1"><text:span text:style-name="T8">Если содержимое страницы</text:span></text:p>
            <text:p text:style-name="P1"><text:span text:style-name="T8">находится в кеше</text:span></text:p>
          </draw:text-box>
        </draw:frame>
        <draw:frame draw:style-name="gr49" draw:text-style-name="P11" draw:layer="layout" svg:width="2.08cm" svg:height="0.727cm" svg:x="2.877cm" svg:y="7.951cm">
          <draw:text-box>
            <text:p><text:span text:style-name="T8">Если страница</text:span></text:p>
            <text:p><text:span text:style-name="T8">не кеширована</text:span></text:p>
          </draw:text-box>
        </draw:frame>
        <draw:connector draw:style-name="gr40" draw:text-style-name="P1" draw:layer="layout" draw:type="line" svg:x1="3.536cm" svg:y1="13.547cm" svg:x2="3.536cm" svg:y2="14.378cm" draw:start-shape="id41" draw:start-glue-point="2" draw:end-shape="id42" draw:end-glue-point="0" svg:d="m3536 13547v831">
          <text:p/>
        </draw:connector>
        <draw:frame draw:style-name="gr50" draw:text-style-name="P12" draw:layer="layout" svg:width="3.061cm" svg:height="1.679cm" svg:x="1.314cm" svg:y="3.124cm">
          <draw:text-box>
            <text:p text:style-name="P1"><text:span text:style-name="T5">Алгоритм работы</text:span></text:p>
            <text:p text:style-name="P1"><text:span text:style-name="T5">Интернет приложения</text:span></text:p>
            <text:p text:style-name="P1"><text:span text:style-name="T5">с клиентом</text:span></text:p>
          </draw:text-box>
        </draw:frame>
        <draw:custom-shape draw:style-name="gr43" draw:text-style-name="P9" draw:id="id51" draw:layer="layout" svg:width="2.093cm" svg:height="0.37cm" svg:x="17.979cm" svg:y="1.77cm">
          <text:p text:style-name="P1"><text:span text:style-name="T8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4" draw:text-style-name="P9" draw:id="id49" draw:layer="layout" svg:width="4.061cm" svg:height="0.705cm" svg:x="18.1cm" svg:y="3.997cm">
          <text:p text:style-name="P1"><text:span text:style-name="T8">Открытие страницы</text:span></text:p>
          <text:p text:style-name="P1"><text:span text:style-name="T8">ввода идентификационных данных</text:span></text:p>
        </draw:rect>
        <draw:connector draw:style-name="gr40" draw:text-style-name="P1" draw:layer="layout" svg:x1="20.13cm" svg:y1="4.702cm" svg:x2="20.13cm" svg:y2="5.536cm" draw:start-shape="id49" draw:start-glue-point="2" draw:end-shape="id50" draw:end-glue-point="4" svg:d="m20130 4702v834">
          <text:p/>
        </draw:connector>
        <draw:connector draw:style-name="gr40" draw:text-style-name="P1" draw:layer="layout" svg:x1="19.025cm" svg:y1="2.14cm" svg:x2="19.026cm" svg:y2="2.948cm" draw:start-shape="id51" draw:start-glue-point="2" draw:end-shape="id52" draw:end-glue-point="4" svg:d="m19025 2140v404h1v404">
          <text:p/>
        </draw:connector>
        <draw:custom-shape draw:style-name="gr38" draw:text-style-name="P1" draw:id="id50" draw:layer="layout" svg:width="0.432cm" svg:height="0.549cm" svg:x="19.914cm" svg:y="5.5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1" draw:text-style-name="P12" draw:layer="layout" svg:width="3.609cm" svg:height="1.503cm" svg:x="13.054cm" svg:y="3.3cm">
          <draw:text-box>
            <text:p text:style-name="P1"><text:span text:style-name="T5">Алгоритм работы</text:span></text:p>
            <text:p text:style-name="P1"><text:span text:style-name="T5">Интернет </text:span></text:p>
            <text:p text:style-name="P1"><text:span text:style-name="T5">приложения</text:span></text:p>
            <text:p text:style-name="P1"><text:span text:style-name="T5">с администратором</text:span></text:p>
          </draw:text-box>
        </draw:frame>
        <draw:connector draw:style-name="gr40" draw:text-style-name="P1" draw:layer="layout" svg:x1="19.914cm" svg:y1="5.811cm" svg:x2="18.809cm" svg:y2="3.222cm" draw:start-shape="id50" draw:start-glue-point="5" draw:end-shape="id52" draw:end-glue-point="5" svg:d="m19914 5811h-1621v-2589h516">
          <text:p/>
        </draw:connector>
        <draw:frame draw:style-name="gr52" draw:text-style-name="P9" draw:layer="layout" svg:width="2.661cm" svg:height="5.069cm" svg:x="16.449cm" svg:y="1.39cm">
          <draw:text-box>
            <text:p text:style-name="P1"><text:span text:style-name="T8">Идентификационные данные не корректны</text:span></text:p>
          </draw:text-box>
        </draw:frame>
        <draw:rect draw:style-name="gr44" draw:text-style-name="P9" draw:id="id54" draw:layer="layout" svg:width="4.061cm" svg:height="0.703cm" svg:x="18.1cm" svg:y="8.197cm">
          <text:p text:style-name="P1"><text:span text:style-name="T8">Генерация меню</text:span></text:p>
          <text:p text:style-name="P1"><text:span text:style-name="T8">панели управления</text:span></text:p>
        </draw:rect>
        <draw:connector draw:style-name="gr40" draw:text-style-name="P1" draw:layer="layout" svg:x1="20.13cm" svg:y1="6.085cm" svg:x2="20.13cm" svg:y2="6.889cm" draw:start-shape="id50" draw:start-glue-point="6" draw:end-shape="id53" draw:end-glue-point="4" svg:d="m20130 6085v804">
          <text:p/>
        </draw:connector>
        <draw:frame draw:style-name="gr53" draw:text-style-name="P9" draw:layer="layout" svg:width="2.661cm" svg:height="0.727cm" svg:x="20.185cm" svg:y="6.076cm">
          <draw:text-box>
            <text:p text:style-name="P1"><text:span text:style-name="T8">Идентификационные данные корректны</text:span></text:p>
          </draw:text-box>
        </draw:frame>
        <draw:custom-shape draw:style-name="gr38" draw:text-style-name="P1" draw:id="id52" draw:layer="layout" svg:width="0.433cm" svg:height="0.548cm" svg:x="18.809cm" svg:y="2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19.242cm" svg:y1="3.222cm" svg:x2="20.13cm" svg:y2="3.997cm" draw:start-shape="id52" draw:start-glue-point="7" draw:end-shape="id49" draw:end-glue-point="0" svg:d="m19242 3222h888v775">
          <text:p/>
        </draw:connector>
        <draw:rect draw:style-name="gr54" draw:text-style-name="P1" draw:layer="layout" svg:width="4.952cm" svg:height="5.328cm" svg:x="12.554cm" svg:y="11.031cm">
          <text:p/>
        </draw:rect>
        <draw:custom-shape draw:style-name="gr38" draw:text-style-name="P1" draw:id="id55" draw:layer="layout" svg:width="0.432cm" svg:height="0.549cm" svg:x="19.914cm" svg:y="9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20.13cm" svg:y1="8.9cm" svg:x2="20.13cm" svg:y2="9.735cm" draw:start-shape="id54" draw:start-glue-point="2" draw:end-shape="id55" draw:end-glue-point="4" svg:d="m20130 8900v835">
          <text:p/>
        </draw:connector>
        <draw:connector draw:style-name="gr40" draw:text-style-name="P1" draw:layer="layout" svg:x1="19.914cm" svg:y1="10.01cm" svg:x2="15.023cm" svg:y2="11.891cm" draw:start-shape="id55" draw:start-glue-point="5" draw:end-shape="id56" draw:end-glue-point="0" svg:d="m19914 10010h-4891v1881">
          <text:p/>
        </draw:connector>
        <draw:rect draw:style-name="gr44" draw:text-style-name="P9" draw:id="id56" draw:layer="layout" svg:width="4.06cm" svg:height="0.703cm" svg:x="12.993cm" svg:y="11.891cm">
          <text:p text:style-name="P1"><text:span text:style-name="T8">Генерация меню быстрого</text:span></text:p>
          <text:p text:style-name="P1"><text:span text:style-name="T8">доступа к функция системы</text:span></text:p>
        </draw:rect>
        <draw:rect draw:style-name="gr44" draw:text-style-name="P9" draw:id="id57" draw:layer="layout" svg:width="4.059cm" svg:height="0.704cm" svg:x="12.994cm" svg:y="13.468cm">
          <text:p text:style-name="P1"><text:span text:style-name="T8">Отправка содержимого главной </text:span></text:p>
          <text:p text:style-name="P1"><text:span text:style-name="T8">страницы управления</text:span></text:p>
        </draw:rect>
        <draw:connector draw:style-name="gr40" draw:text-style-name="P1" draw:layer="layout" svg:x1="15.023cm" svg:y1="12.594cm" svg:x2="15.023cm" svg:y2="13.468cm" draw:start-shape="id56" draw:start-glue-point="2" draw:end-shape="id57" draw:end-glue-point="0" svg:d="m15023 12594v874">
          <text:p/>
        </draw:connector>
        <draw:rect draw:style-name="gr44" draw:text-style-name="P9" draw:id="id58" draw:layer="layout" svg:width="4.059cm" svg:height="0.794cm" svg:x="12.994cm" svg:y="15.041cm">
          <text:p text:style-name="P1"><text:span text:style-name="T8">Отображение главной страницы</text:span></text:p>
          <text:p text:style-name="P1"><text:span text:style-name="T8">в веб браузере</text:span></text:p>
        </draw:rect>
        <draw:connector draw:style-name="gr40" draw:text-style-name="P1" draw:layer="layout" svg:x1="15.023cm" svg:y1="14.172cm" svg:x2="15.023cm" svg:y2="15.041cm" draw:start-shape="id57" draw:start-glue-point="2" draw:end-shape="id58" draw:end-glue-point="0" svg:d="m15023 14172v869">
          <text:p/>
        </draw:connector>
        <draw:custom-shape draw:style-name="gr43" draw:text-style-name="P10" draw:id="id60" draw:layer="layout" svg:width="2.094cm" svg:height="0.371cm" svg:x="19.083cm" svg:y="19.303cm">
          <text:p text:style-name="P1"><text:span text:style-name="T7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" draw:id="id59" draw:layer="layout" svg:width="0.42cm" svg:height="0.508cm" svg:x="19.92cm" svg:y="17.9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20.13cm" svg:y1="18.479cm" svg:x2="20.13cm" svg:y2="19.303cm" draw:start-shape="id59" draw:start-glue-point="6" draw:end-shape="id60" draw:end-glue-point="0" svg:d="m20130 18479v824">
          <text:p/>
        </draw:connector>
        <draw:frame draw:style-name="gr55" draw:text-style-name="P9" draw:layer="layout" svg:width="1.915cm" svg:height="3.708cm" svg:x="18.287cm" svg:y="15.259cm">
          <draw:text-box>
            <text:p text:style-name="P1"><text:span text:style-name="T8">Закрытие веб-браузера</text:span></text:p>
          </draw:text-box>
        </draw:frame>
        <draw:connector draw:style-name="gr40" draw:text-style-name="P1" draw:layer="layout" svg:x1="15.023cm" svg:y1="15.835cm" svg:x2="19.92cm" svg:y2="16.945cm" draw:start-shape="id58" draw:start-glue-point="2" draw:end-shape="id61" draw:end-glue-point="5" svg:d="m15023 15835v1110h4897">
          <text:p/>
        </draw:connector>
        <draw:custom-shape draw:style-name="gr41" draw:text-style-name="P9" draw:layer="layout" svg:width="2.78cm" svg:height="1.231cm" svg:x="22.936cm" svg:y="2.418cm">
          <text:p text:style-name="P1"><text:span text:style-name="T8">Установка состояния</text:span></text:p>
          <text:p text:style-name="P1"><text:span text:style-name="T8">открытия главной</text:span></text:p>
          <text:p text:style-name="P1"><text:span text:style-name="T8">страницы</text:span></text:p>
          <draw:enhanced-geometry svg:viewBox="0 0 21600 21600" draw:text-areas="800 800 20800 20800" draw:type="round-rectangular-callout" draw:modifiers="-6617.47572815534 301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9" draw:layer="layout" svg:width="1.632cm" svg:height="6.429cm" svg:x="15.595cm" svg:y="3.607cm">
          <draw:text-box>
            <text:p text:style-name="P1"><text:span text:style-name="T8">Состояние открытия</text:span></text:p>
            <text:p text:style-name="P1"><text:span text:style-name="T8">главной страницы</text:span></text:p>
          </draw:text-box>
        </draw:frame>
        <draw:rect draw:style-name="gr54" draw:text-style-name="P1" draw:layer="layout" svg:width="4.952cm" svg:height="5.324cm" svg:x="17.695cm" svg:y="11.031cm">
          <text:p/>
        </draw:rect>
        <draw:rect draw:style-name="gr44" draw:text-style-name="P9" draw:id="id62" draw:layer="layout" svg:width="4.062cm" svg:height="0.703cm" svg:x="18.099cm" svg:y="11.891cm">
          <text:p text:style-name="P1"><text:span text:style-name="T8">Генерация таблицы с информацией </text:span></text:p>
          <text:p text:style-name="P1"><text:span text:style-name="T8">о выбранной категории</text:span></text:p>
        </draw:rect>
        <draw:connector draw:style-name="gr40" draw:text-style-name="P1" draw:layer="layout" svg:x1="20.13cm" svg:y1="10.284cm" svg:x2="20.13cm" svg:y2="11.891cm" draw:start-shape="id55" draw:start-glue-point="6" draw:end-shape="id62" svg:d="m20130 10284v1607">
          <text:p/>
        </draw:connector>
        <draw:rect draw:style-name="gr54" draw:text-style-name="P1" draw:layer="layout" svg:width="4.953cm" svg:height="5.313cm" svg:x="22.862cm" svg:y="11.031cm">
          <text:p/>
        </draw:rect>
        <draw:rect draw:style-name="gr44" draw:text-style-name="P9" draw:id="id63" draw:layer="layout" svg:width="4.062cm" svg:height="0.703cm" svg:x="18.099cm" svg:y="13.468cm">
          <text:p text:style-name="P1"><text:span text:style-name="T8">Отправка содержимого таблицы</text:span></text:p>
          <text:p text:style-name="P1"><text:span text:style-name="T8">выбора элемента</text:span></text:p>
        </draw:rect>
        <draw:connector draw:style-name="gr40" draw:text-style-name="P1" draw:layer="layout" svg:x1="20.13cm" svg:y1="12.594cm" svg:x2="20.13cm" svg:y2="13.468cm" draw:start-shape="id62" draw:start-glue-point="2" draw:end-shape="id63" draw:end-glue-point="0" svg:d="m20130 12594v874">
          <text:p/>
        </draw:connector>
        <draw:rect draw:style-name="gr44" draw:text-style-name="P9" draw:id="id64" draw:layer="layout" svg:width="4.062cm" svg:height="0.704cm" svg:x="18.099cm" svg:y="15.041cm">
          <text:p text:style-name="P1"><text:span text:style-name="T8">Отображение страницы выбора</text:span></text:p>
          <text:p text:style-name="P1"><text:span text:style-name="T8">в веб браузере</text:span></text:p>
        </draw:rect>
        <draw:connector draw:style-name="gr40" draw:text-style-name="P1" draw:layer="layout" svg:x1="20.13cm" svg:y1="14.171cm" svg:x2="20.13cm" svg:y2="15.041cm" draw:start-shape="id63" draw:start-glue-point="2" draw:end-shape="id64" draw:end-glue-point="0" svg:d="m20130 14171v870">
          <text:p/>
        </draw:connector>
        <draw:connector draw:style-name="gr40" draw:text-style-name="P1" draw:layer="layout" draw:type="lines" svg:x1="20.13cm" svg:y1="15.745cm" svg:x2="20.13cm" svg:y2="16.69cm" draw:start-shape="id64" draw:start-glue-point="2" draw:end-shape="id61" draw:end-glue-point="4" svg:d="m20130 15745v515-86 516">
          <text:p/>
        </draw:connector>
        <draw:frame draw:style-name="gr57" draw:text-style-name="P9" draw:layer="layout" svg:width="3.122cm" svg:height="0.965cm" svg:x="17.196cm" svg:y="10.157cm">
          <draw:text-box>
            <text:p text:style-name="P1"><text:span text:style-name="T8">Состояние открытия</text:span></text:p>
            <text:p text:style-name="P1"><text:span text:style-name="T8">таблицы для выбора </text:span></text:p>
            <text:p text:style-name="P1"><text:span text:style-name="T8">элемента редактирования</text:span></text:p>
          </draw:text-box>
        </draw:frame>
        <draw:custom-shape draw:style-name="gr38" draw:text-style-name="P1" draw:id="id61" draw:layer="layout" svg:width="0.42cm" svg:height="0.509cm" svg:x="19.92cm" svg:y="16.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20.13cm" svg:y1="17.199cm" svg:x2="20.13cm" svg:y2="17.971cm" draw:start-shape="id61" draw:start-glue-point="6" draw:end-shape="id59" draw:end-glue-point="4" svg:d="m20130 17199v772">
          <text:p/>
        </draw:connector>
        <draw:rect draw:style-name="gr44" draw:text-style-name="P9" draw:id="id65" draw:layer="layout" svg:width="4.061cm" svg:height="0.703cm" svg:x="23.351cm" svg:y="11.891cm">
          <text:p text:style-name="P1"><text:span text:style-name="T8">Генерация формы для </text:span></text:p>
          <text:p text:style-name="P1"><text:span text:style-name="T8">редактирования элемента</text:span></text:p>
        </draw:rect>
        <draw:rect draw:style-name="gr44" draw:text-style-name="P9" draw:id="id66" draw:layer="layout" svg:width="4.061cm" svg:height="0.704cm" svg:x="23.351cm" svg:y="13.468cm">
          <text:p text:style-name="P1"><text:span text:style-name="T8">Отправка содержимого страницы</text:span></text:p>
          <text:p text:style-name="P1"><text:span text:style-name="T8">редактирования элемента</text:span></text:p>
        </draw:rect>
        <draw:connector draw:style-name="gr40" draw:text-style-name="P1" draw:layer="layout" svg:x1="25.381cm" svg:y1="12.594cm" svg:x2="25.381cm" svg:y2="13.468cm" draw:start-shape="id65" draw:start-glue-point="2" draw:end-shape="id66" draw:end-glue-point="0" svg:d="m25381 12594v874">
          <text:p/>
        </draw:connector>
        <draw:rect draw:style-name="gr44" draw:text-style-name="P9" draw:id="id67" draw:layer="layout" svg:width="4.061cm" svg:height="0.703cm" svg:x="23.351cm" svg:y="15.041cm">
          <text:p text:style-name="P1"><text:span text:style-name="T8">Отображение страницы</text:span></text:p>
          <text:p text:style-name="P1"><text:span text:style-name="T8">редактирования в ваб браузере</text:span></text:p>
        </draw:rect>
        <draw:connector draw:style-name="gr40" draw:text-style-name="P1" draw:layer="layout" svg:x1="25.381cm" svg:y1="14.172cm" svg:x2="25.381cm" svg:y2="15.041cm" draw:start-shape="id66" draw:start-glue-point="2" draw:end-shape="id67" draw:end-glue-point="0" svg:d="m25381 14172v869">
          <text:p/>
        </draw:connector>
        <draw:connector draw:style-name="gr40" draw:text-style-name="P1" draw:layer="layout" svg:x1="20.346cm" svg:y1="10.01cm" svg:x2="25.381cm" svg:y2="11.891cm" draw:start-shape="id55" draw:start-glue-point="7" draw:end-shape="id65" draw:end-glue-point="0" svg:d="m20346 10010h5035v1881">
          <text:p/>
        </draw:connector>
        <draw:frame draw:style-name="gr58" draw:text-style-name="P9" draw:layer="layout" svg:width="2.61cm" svg:height="5.068cm" svg:x="22.745cm" svg:y="4.976cm">
          <draw:text-box>
            <text:p text:style-name="P1"><text:span text:style-name="T8">Состояние открытия</text:span></text:p>
            <text:p text:style-name="P1"><text:span text:style-name="T8">формы редактирования элемента</text:span></text:p>
          </draw:text-box>
        </draw:frame>
        <draw:connector draw:style-name="gr40" draw:text-style-name="P1" draw:layer="layout" svg:x1="25.381cm" svg:y1="15.744cm" svg:x2="20.34cm" svg:y2="16.945cm" draw:start-shape="id67" draw:start-glue-point="2" draw:end-shape="id61" draw:end-glue-point="7" svg:d="m25381 15744v1201h-5041">
          <text:p/>
        </draw:connector>
        <draw:connector draw:style-name="gr40" draw:text-style-name="P1" draw:layer="layout" svg:x1="20.34cm" svg:y1="18.225cm" svg:x2="20.346cm" svg:y2="7.164cm" draw:start-shape="id59" draw:start-glue-point="7" draw:end-shape="id53" draw:end-glue-point="7" svg:d="m20340 18225h521v-11061h-515">
          <text:p/>
        </draw:connector>
        <draw:custom-shape draw:style-name="gr38" draw:text-style-name="P1" draw:id="id53" draw:layer="layout" svg:width="0.432cm" svg:height="0.549cm" svg:x="19.914cm" svg:y="6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20.13cm" svg:y1="7.438cm" svg:x2="20.13cm" svg:y2="8.197cm" draw:start-shape="id53" draw:start-glue-point="6" draw:end-shape="id54" draw:end-glue-point="0" svg:d="m20130 7438v759">
          <text:p/>
        </draw:connector>
        <draw:custom-shape draw:style-name="gr41" draw:text-style-name="P9" draw:layer="layout" svg:width="3.746cm" svg:height="1.23cm" svg:x="24.253cm" svg:y="4.159cm">
          <text:p text:style-name="P1"><text:span text:style-name="T8">Установка состояния открытия</text:span></text:p>
          <text:p text:style-name="P1"><text:span text:style-name="T8">страницы выбранной</text:span></text:p>
          <text:p text:style-name="P1"><text:span text:style-name="T8">пользователем</text:span></text:p>
          <draw:enhanced-geometry svg:viewBox="0 0 21600 21600" draw:text-areas="800 800 20800 20800" draw:type="round-rectangular-callout" draw:modifiers="21386.709367494 52587.489845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9" draw:layer="layout" svg:width="3.204cm" svg:height="0.965cm" svg:x="23.188cm" svg:y="17.324cm">
          <draw:text-box>
            <text:p text:style-name="P1"><text:span text:style-name="T8">Выбор действия по управлению интернет приложением</text:span></text:p>
          </draw:text-box>
        </draw:frame>
      </draw:page>
      <draw:page draw:name="Плакат 2" draw:style-name="dp1" draw:master-page-name="Обычный">
        <draw:rect draw:style-name="gr60" draw:text-style-name="P1" draw:layer="layout" svg:width="19.25cm" svg:height="19.302cm" svg:x="0.272cm" svg:y="0.309cm">
          <text:p/>
        </draw:rect>
        <draw:custom-shape draw:style-name="gr61" draw:text-style-name="P1" draw:layer="layout" svg:width="7.5cm" svg:height="2.371cm" svg:x="21.472cm" svg:y="17.427cm">
          <text:p/>
          <draw:enhanced-geometry svg:viewBox="0 0 21600 21600" draw:glue-points="10800 0 0 10800 10800 21600 21600 10800 ?f40 ?f41" draw:text-areas="0 0 21600 21600" draw:type="rectangular-callout" draw:modifiers="-5390.64124783362 14096.45868465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1" draw:layer="layout" svg:width="7.5cm" svg:height="2.384cm" svg:x="21.472cm" svg:y="17.416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63" draw:text-style-name="P1" draw:layer="layout" svg:width="11.03cm" svg:height="18.319cm" svg:x="0.634cm" svg:y="0.721cm">
          <text:p text:style-name="P1">&lt;&lt;компонента&gt;&gt;</text:p>
          <text:p text:style-name="P1">Препроцессор 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/>
        </draw:rect>
        <draw:custom-shape draw:style-name="gr64" draw:text-style-name="P1" draw:id="id69" draw:layer="layout" svg:width="3.92cm" svg:height="6.161cm" svg:x="15.013cm" svg:y="1.585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63" draw:text-style-name="P1" draw:layer="layout" svg:width="9.696cm" svg:height="8.195cm" svg:x="1.015cm" svg:y="2.629cm">
          <text:p text:style-name="P1">&lt;&lt;компонента&gt;&gt;</text:p>
          <text:p text:style-name="P1">Модель</text:p>
          <text:p text:style-name="P1"><text:span text:style-name="T9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9"/></text:p>
          <text:p text:style-name="P1"/>
        </draw:rect>
        <draw:custom-shape draw:style-name="gr65" draw:text-style-name="P1" draw:id="id68" draw:layer="layout" svg:width="1cm" svg:height="1cm" svg:x="13.279cm" svg:y="4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line" svg:x1="14.279cm" svg:y1="4.665cm" svg:x2="15.013cm" svg:y2="4.666cm" draw:start-shape="id68" draw:start-glue-point="10" draw:end-shape="id69" draw:end-glue-point="6" svg:d="m14279 4665 734 1">
          <text:p/>
        </draw:connector>
        <draw:connector draw:style-name="gr66" draw:text-style-name="P1" draw:layer="layout" draw:type="line" svg:x1="6.001cm" svg:y1="5.308cm" svg:x2="13.425cm" svg:y2="4.311cm" draw:start-shape="id70" draw:start-glue-point="1" draw:end-shape="id68" draw:end-glue-point="5" svg:d="m6001 5308 7424-997">
          <text:p/>
        </draw:connector>
        <draw:rect draw:style-name="gr63" draw:text-style-name="P1" draw:id="id71" draw:layer="layout" svg:width="3.5cm" svg:height="1.013cm" svg:x="5.524cm" svg:y="6.238cm">
          <text:p text:style-name="P1">Новость</text:p>
        </draw:rect>
        <draw:rect draw:style-name="gr63" draw:text-style-name="P1" draw:id="id72" draw:layer="layout" svg:width="3.5cm" svg:height="1cm" svg:x="6.337cm" svg:y="7.723cm">
          <text:p text:style-name="P1">Услуга</text:p>
        </draw:rect>
        <draw:rect draw:style-name="gr63" draw:text-style-name="P1" draw:id="id70" draw:layer="layout" svg:width="4cm" svg:height="0.965cm" svg:x="2.001cm" svg:y="4.826cm">
          <text:p text:style-name="P1">Клиент</text:p>
        </draw:rect>
        <draw:rect draw:style-name="gr63" draw:text-style-name="P1" draw:id="id73" draw:layer="layout" svg:width="4cm" svg:height="1cm" svg:x="6.226cm" svg:y="9.262cm">
          <text:p text:style-name="P1">Клиент</text:p>
        </draw:rect>
        <draw:connector draw:style-name="gr66" draw:text-style-name="P1" draw:layer="layout" draw:type="line" svg:x1="9.024cm" svg:y1="6.744cm" svg:x2="13.279cm" svg:y2="4.665cm" draw:start-shape="id71" draw:start-glue-point="1" draw:end-shape="id68" draw:end-glue-point="6" svg:d="m9024 6744 4255-2079">
          <text:p/>
        </draw:connector>
        <draw:connector draw:style-name="gr66" draw:text-style-name="P1" draw:layer="layout" draw:type="line" svg:x1="9.837cm" svg:y1="8.223cm" svg:x2="13.425cm" svg:y2="5.019cm" draw:start-shape="id72" draw:start-glue-point="1" draw:end-shape="id68" draw:end-glue-point="7" svg:d="m9837 8223 3588-3204">
          <text:p/>
        </draw:connector>
        <draw:connector draw:style-name="gr66" draw:text-style-name="P1" draw:layer="layout" draw:type="line" svg:x1="10.226cm" svg:y1="9.762cm" svg:x2="13.779cm" svg:y2="5.165cm" draw:start-shape="id73" draw:start-glue-point="1" draw:end-shape="id68" draw:end-glue-point="8" svg:d="m10226 9762 3553-4597">
          <text:p/>
        </draw:connector>
        <draw:rect draw:style-name="gr60" draw:text-style-name="P1" draw:id="id74" draw:layer="layout" svg:width="1.176cm" svg:height="1.281cm" svg:x="2.6cm" svg:y="10.201cm">
          <text:p/>
        </draw:rect>
        <draw:connector draw:style-name="gr67" draw:text-style-name="P1" draw:layer="layout" draw:type="line" svg:x1="3.188cm" svg:y1="10.201cm" svg:x2="4.001cm" svg:y2="5.791cm" draw:start-shape="id74" draw:start-glue-point="0" draw:end-shape="id70" draw:end-glue-point="2" svg:d="m3188 10201 813-4410">
          <text:p/>
        </draw:connector>
        <draw:connector draw:style-name="gr67" draw:text-style-name="P1" draw:layer="layout" draw:type="line" svg:x1="3.188cm" svg:y1="10.201cm" svg:x2="5.524cm" svg:y2="6.744cm" draw:start-shape="id74" draw:start-glue-point="0" draw:end-shape="id71" svg:d="m3188 10201 2336-3457">
          <text:p/>
        </draw:connector>
        <draw:connector draw:style-name="gr67" draw:text-style-name="P1" draw:layer="layout" draw:type="line" svg:x1="3.188cm" svg:y1="10.201cm" svg:x2="6.337cm" svg:y2="8.223cm" draw:start-shape="id74" draw:start-glue-point="0" draw:end-shape="id72" svg:d="m3188 10201 3149-1978">
          <text:p/>
        </draw:connector>
        <draw:connector draw:style-name="gr67" draw:text-style-name="P1" draw:layer="layout" draw:type="line" svg:x1="3.188cm" svg:y1="10.201cm" svg:x2="6.226cm" svg:y2="9.762cm" draw:start-shape="id74" draw:start-glue-point="0" draw:end-shape="id73" svg:d="m3188 10201 3038-439">
          <text:p/>
        </draw:connector>
        <draw:custom-shape draw:style-name="gr65" draw:text-style-name="P1" draw:id="id75" draw:layer="layout" svg:width="1cm" svg:height="1cm" svg:x="4.814cm" svg:y="11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svg:x1="3.188cm" svg:y1="11.482cm" svg:x2="4.814cm" svg:y2="12.192cm" draw:start-shape="id74" draw:start-glue-point="2" draw:end-shape="id75" draw:end-glue-point="6" svg:d="m3188 11482v710h1626">
          <text:p/>
        </draw:connector>
        <draw:rect draw:style-name="gr63" draw:text-style-name="P1" draw:id="id76" draw:layer="layout" svg:width="5.084cm" svg:height="2.008cm" svg:x="2.772cm" svg:y="13.772cm">
          <text:p text:style-name="P1"><text:s text:c="7"/>Контроллер </text:p>
          <text:p text:style-name="P1"><text:span text:style-name="T2"/></text:p>
        </draw:rect>
        <draw:rect draw:style-name="gr60" draw:text-style-name="P1" draw:layer="layout" svg:width="1.2cm" svg:height="0.391cm" svg:x="2.272cm" svg:y="14.052cm">
          <text:p/>
        </draw:rect>
        <draw:connector draw:style-name="gr66" draw:text-style-name="P1" draw:layer="layout" svg:x1="5.314cm" svg:y1="13.772cm" svg:x2="5.314cm" svg:y2="12.692cm" draw:start-shape="id76" draw:start-glue-point="0" draw:end-shape="id75" draw:end-glue-point="8" svg:d="m5314 13772v-1080">
          <text:p/>
        </draw:connector>
        <draw:custom-shape draw:style-name="gr65" draw:text-style-name="P1" draw:id="id78" draw:layer="layout" svg:width="1cm" svg:height="1cm" svg:x="14.68cm" svg:y="12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line" svg:x1="12.106cm" svg:y1="12.782cm" svg:x2="14.68cm" svg:y2="12.793cm" draw:start-shape="id77" draw:start-glue-point="1" draw:end-shape="id78" draw:end-glue-point="6" svg:d="m12106 12782 2574 11">
          <text:p/>
        </draw:connector>
        <draw:custom-shape draw:style-name="gr65" draw:text-style-name="P1" draw:id="id79" draw:layer="layout" svg:width="1cm" svg:height="1cm" svg:x="9.472cm" svg:y="1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3" draw:text-style-name="P1" draw:id="id80" draw:layer="layout" svg:width="6.249cm" svg:height="2.031cm" svg:x="1.568cm" svg:y="16.425cm">
          <text:p text:style-name="P1"><text:s text:c="5"/>Представление</text:p>
          <text:p text:style-name="P1"><text:span text:style-name="T2"/></text:p>
        </draw:rect>
        <draw:rect draw:style-name="gr60" draw:text-style-name="P1" draw:layer="layout" svg:width="1.2cm" svg:height="0.412cm" svg:x="0.924cm" svg:y="16.852cm">
          <text:p/>
        </draw:rect>
        <draw:rect draw:style-name="gr60" draw:text-style-name="P1" draw:layer="layout" svg:width="1.2cm" svg:height="0.412cm" svg:x="0.924cm" svg:y="17.641cm">
          <text:p/>
        </draw:rect>
        <draw:connector draw:style-name="gr60" draw:text-style-name="P1" draw:layer="layout" draw:type="line" svg:x1="9.472cm" svg:y1="17.432cm" svg:x2="7.817cm" svg:y2="17.44cm" draw:start-shape="id79" draw:start-glue-point="6" draw:end-shape="id80" draw:end-glue-point="1" svg:d="m9472 17432-1655 8">
          <text:p/>
        </draw:connector>
        <draw:rect draw:style-name="gr60" draw:text-style-name="P1" draw:id="id77" draw:layer="layout" svg:width="1.008cm" svg:height="1.058cm" svg:x="11.098cm" svg:y="12.253cm">
          <text:p/>
        </draw:rect>
        <draw:connector draw:style-name="gr67" draw:text-style-name="P1" draw:layer="layout" draw:type="line" svg:x1="11.098cm" svg:y1="12.782cm" svg:x2="7.856cm" svg:y2="14.776cm" draw:start-shape="id77" draw:start-glue-point="3" draw:end-shape="id76" draw:end-glue-point="1" svg:d="m11098 12782-3242 1994">
          <text:p/>
        </draw:connector>
        <draw:rect draw:style-name="gr63" draw:text-style-name="P1" draw:id="id81" draw:layer="layout" svg:width="5.052cm" svg:height="1.622cm" svg:x="12.687cm" svg:y="9.395cm">
          <text:p text:style-name="P1"><text:s text:c="4"/>Веб-сервер</text:p>
          <text:p text:style-name="P1"><text:span text:style-name="T5"/></text:p>
        </draw:rect>
        <draw:rect draw:style-name="gr60" draw:text-style-name="P1" draw:layer="layout" svg:width="1.019cm" svg:height="0.297cm" svg:x="12.194cm" svg:y="9.753cm">
          <text:p/>
        </draw:rect>
        <draw:rect draw:style-name="gr60" draw:text-style-name="P1" draw:layer="layout" svg:width="1.019cm" svg:height="0.297cm" svg:x="12.194cm" svg:y="10.448cm">
          <text:p/>
        </draw:rect>
        <draw:connector draw:style-name="gr66" draw:text-style-name="P1" draw:layer="layout" draw:type="line" svg:x1="15.213cm" svg:y1="11.017cm" svg:x2="15.18cm" svg:y2="12.293cm" draw:start-shape="id81" draw:start-glue-point="2" draw:end-shape="id78" draw:end-glue-point="4" svg:d="m15213 11017-33 1276">
          <text:p/>
        </draw:connector>
        <draw:rect draw:style-name="gr60" draw:text-style-name="P1" draw:id="id82" draw:layer="layout" svg:width="1.008cm" svg:height="1.058cm" svg:x="19.052cm" svg:y="9.672cm">
          <text:p/>
        </draw:rect>
        <draw:connector draw:style-name="gr67" draw:text-style-name="P1" draw:layer="layout" draw:type="line" svg:x1="19.052cm" svg:y1="10.201cm" svg:x2="17.739cm" svg:y2="10.206cm" draw:start-shape="id82" draw:start-glue-point="3" draw:end-shape="id81" draw:end-glue-point="1" svg:d="m19052 10201-1313 5">
          <text:p/>
        </draw:connector>
        <draw:custom-shape draw:style-name="gr65" draw:text-style-name="P1" draw:id="id83" draw:layer="layout" svg:width="1cm" svg:height="1cm" svg:x="20.667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" draw:layer="layout" draw:type="line" svg:x1="20.06cm" svg:y1="10.201cm" svg:x2="20.667cm" svg:y2="10.191cm" draw:start-shape="id82" draw:start-glue-point="1" draw:end-shape="id83" draw:end-glue-point="6" svg:d="m20060 10201 607-10">
          <text:p/>
        </draw:connector>
        <draw:custom-shape draw:style-name="gr68" draw:text-style-name="P1" draw:layer="layout" svg:width="4.153cm" svg:height="1.61cm" svg:x="22.561cm" svg:y="7.918cm">
          <text:p text:style-name="P1">SQL</text:p>
          <draw:enhanced-geometry svg:viewBox="0 0 21600 21600" draw:mirror-horizontal="false" draw:type="line-callout-2" draw:modifiers="-45160.3273952817 -40397.7653631285 -41156.4756860857 7856.98324022346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8" draw:text-style-name="P1" draw:layer="layout" svg:width="4.153cm" svg:height="1.61cm" svg:x="22.561cm" svg:y="12.319cm">
          <text:p text:style-name="P1">CGI</text:p>
          <draw:enhanced-geometry svg:viewBox="0 0 21600 21600" draw:mirror-horizontal="false" draw:type="line-callout-2" draw:modifiers="-36767.8382282138 6918.43575418995 -9760.03851709196 6905.02793296089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8" draw:text-style-name="P1" draw:layer="layout" svg:width="4.153cm" svg:height="1.61cm" svg:x="22.561cm" svg:y="10.136cm">
          <text:p text:style-name="P1">HTML</text:p>
          <draw:enhanced-geometry svg:viewBox="0 0 21600 21600" draw:mirror-horizontal="false" draw:type="line-callout-2" draw:modifiers="-5880.98218584497 2694.97206703911 -3119.88444872412 5470.3910614525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9" draw:text-style-name="P14" draw:layer="layout" svg:width="10.206cm" svg:height="6.911cm" svg:x="19.766cm" svg:y="0.254cm">
          <draw:text-box>
            <text:p text:style-name="P13"><text:span text:style-name="T10">1) СУБД - система управления</text:span></text:p>
            <text:p text:style-name="P13"><text:span text:style-name="T10"><text:s text:c="5"/></text:span><text:span text:style-name="T10">базами данных;</text:span></text:p>
            <text:p text:style-name="P13"><text:span text:style-name="T10">2) SQL - Structured Query Language</text:span></text:p>
            <text:p text:style-name="P13"><text:span text:style-name="T10"><text:s text:c="5"/></text:span><text:span text:style-name="T10">(язык структурированных запросов);</text:span></text:p>
            <text:p text:style-name="P13"><text:span text:style-name="T10">3) CGI - Common Gateway Interface</text:span></text:p>
            <text:p text:style-name="P13"><text:span text:style-name="T10"><text:s text:c="4"/></text:span><text:span text:style-name="T10">(общий интерфейс шлюза), стандарт</text:span></text:p>
            <text:p text:style-name="P13"><text:span text:style-name="T10"><text:s text:c="5"/></text:span><text:span text:style-name="T10">связи программы с веб-сервером;</text:span></text:p>
            <text:p text:style-name="P13"><text:span text:style-name="T10">4) HTML - HyperText Markup Language</text:span></text:p>
            <text:p text:style-name="P13"><text:span text:style-name="T10"><text:s text:c="5"/></text:span><text:span text:style-name="T10">(язык разметки гипертекста);</text:span></text:p>
            <text:p text:style-name="P13"><text:span text:style-name="T10">5) PHP - PHP: Hypertext Preprocessor</text:span></text:p>
            <text:p text:style-name="P13"><text:span text:style-name="T10"><text:s text:c="5"/></text:span><text:span text:style-name="T10">(PHP: препроцессор гипертекста).</text:span></text:p>
          </draw:text-box>
        </draw:frame>
        <draw:rect draw:style-name="gr63" draw:text-style-name="P8" draw:layer="layout" svg:width="4.161cm" svg:height="1.586cm" svg:x="22.557cm" svg:y="14.55cm">
          <text:p text:style-name="P8">PHP</text:p>
          <text:p text:style-name="P8"><text:span text:style-name="T7"/></text:p>
        </draw:rect>
        <draw:rect draw:style-name="gr60" draw:text-style-name="P1" draw:layer="layout" svg:width="1.2cm" svg:height="0.391cm" svg:x="2.217cm" svg:y="14.953cm">
          <text:p/>
        </draw:rect>
        <draw:line draw:style-name="gr60" draw:text-style-name="P1" draw:layer="layout" svg:x1="22.281cm" svg:y1="15.617cm" svg:x2="11.045cm" svg:y2="15.617cm">
          <text:p/>
        </draw:line>
        <draw:line draw:style-name="gr60" draw:text-style-name="P1" draw:layer="layout" svg:x1="10.146cm" svg:y1="17.253cm" svg:x2="11.045cm" svg:y2="15.614cm">
          <text:p/>
        </draw:line>
        <draw:line draw:style-name="gr66" draw:text-style-name="P1" draw:layer="layout" svg:x1="7.797cm" svg:y1="15.72cm" svg:x2="9.705cm" svg:y2="17.06cm">
          <text:p/>
        </draw:line>
        <draw:line draw:style-name="gr60" draw:text-style-name="P1" draw:layer="layout" svg:x1="11.056cm" svg:y1="15.625cm" svg:x2="9.808cm" svg:y2="13.865cm">
          <text:p/>
        </draw:line>
        <draw:line draw:style-name="gr60" draw:text-style-name="P1" draw:layer="layout" svg:x1="5.577cm" svg:y1="12.213cm" svg:x2="8.777cm" svg:y2="12.215cm">
          <text:p/>
        </draw:line>
        <draw:line draw:style-name="gr60" draw:text-style-name="P1" draw:layer="layout" svg:x1="9.55cm" svg:y1="13.504cm" svg:x2="8.75cm" svg:y2="12.201cm">
          <text:p/>
        </draw:line>
      </draw:page>
      <draw:page draw:name="Плакат3" draw:style-name="dp1" draw:master-page-name="Обычный">
        <draw:custom-shape draw:style-name="gr38" draw:text-style-name="P1" draw:layer="layout" svg:width="10.383cm" svg:height="19cm" svg:x="0.346cm" svg:y="1cm">
          <text:p/>
          <draw:enhanced-geometry svg:viewBox="0 0 88 21600" draw:mirror-horizontal="false" draw:mirror-vertical="false" draw:glue-points="44 ?f6 44 0 0 10800 44 21600 88 10800" draw:text-areas="0 ?f6 88 ?f3" draw:type="can" draw:modifiers="1694.942371454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91" draw:layer="layout" svg:width="7.694cm" svg:height="4.131cm" svg:x="1.711cm" svg:y="6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7.694cm" svg:height="0.767cm" svg:x="1.711cm" svg:y="6.713cm">
          <text:p text:style-name="P1"><text:span text:style-name="T11">Таблица Клиент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94cm" svg:height="3.349cm" svg:x="1.711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16" draw:layer="layout" svg:width="7.629cm" svg:height="2.964cm" svg:x="1.644cm" svg:y="7.42cm">
          <draw:text-box>
            <text:p><text:span text:style-name="T11">Заголовок</text:span></text:p>
            <text:p><text:span text:style-name="T11">Содержание</text:span></text:p>
            <text:p><text:span text:style-name="T11">Дата окончания публикации</text:span></text:p>
            <text:p><text:span text:style-name="T11">Изображение малого размера</text:span></text:p>
            <text:p><text:span text:style-name="T11">Изображение большого размера</text:span></text:p>
          </draw:text-box>
        </draw:frame>
        <draw:custom-shape draw:style-name="gr7" draw:text-style-name="P1" draw:layer="layout" svg:width="6.931cm" svg:height="2.959cm" svg:x="2.093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6.931cm" svg:height="0.745cm" svg:x="2.093cm" svg:y="15.115cm">
          <text:p text:style-name="P1"><text:span text:style-name="T11">Таблица Новость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95" draw:layer="layout" svg:width="6.931cm" svg:height="2.267cm" svg:x="2.093cm" svg:y="1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16" draw:layer="layout" svg:width="6.945cm" svg:height="1.921cm" svg:x="2.086cm" svg:y="15.715cm">
          <draw:text-box>
            <text:p><text:span text:style-name="T11">Название</text:span></text:p>
            <text:p><text:span text:style-name="T11">Короткое название</text:span></text:p>
            <text:p><text:span text:style-name="T11">Содержание</text:span></text:p>
          </draw:text-box>
        </draw:frame>
        <draw:custom-shape draw:style-name="gr7" draw:text-style-name="P1" draw:id="id93" draw:layer="layout" svg:width="6.39cm" svg:height="2.947cm" svg:x="2.363cm" svg:y="11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6.343cm" svg:height="0.746cm" svg:x="2.387cm" svg:y="11.512cm">
          <text:p text:style-name="P1"><text:span text:style-name="T11">Таблица Услуга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43cm" svg:height="2.221cm" svg:x="2.387cm" svg:y="12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16" draw:layer="layout" svg:width="6.39cm" svg:height="1.922cm" svg:x="2.363cm" svg:y="12.126cm">
          <draw:text-box>
            <text:p><text:span text:style-name="T11">Название</text:span></text:p>
            <text:p><text:span text:style-name="T11">Короткое название</text:span></text:p>
            <text:p><text:span text:style-name="T11">Полное описание</text:span></text:p>
          </draw:text-box>
        </draw:frame>
        <draw:custom-shape draw:style-name="gr7" draw:text-style-name="P1" draw:id="id89" draw:layer="layout" svg:width="4.939cm" svg:height="2.788cm" svg:x="3.089cm" svg:y="3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4.893cm" svg:height="1.23cm" svg:x="3.112cm" svg:y="3.123cm">
          <text:p text:style-name="P1"><text:span text:style-name="T11">Таблица Категорий </text:span></text:p>
          <text:p text:style-name="P1"><text:span text:style-name="T11">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939cm" svg:height="1.764cm" svg:x="3.089cm" svg:y="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6" draw:layer="layout" svg:width="4.846cm" svg:height="1.414cm" svg:x="2.96cm" svg:y="4.228cm">
          <draw:text-box>
            <text:p><text:span text:style-name="T11">Название</text:span></text:p>
            <text:p><text:span text:style-name="T11">Описание</text:span></text:p>
          </draw:text-box>
        </draw:frame>
        <draw:frame draw:style-name="gr74" draw:text-style-name="P16" draw:id="id85" draw:layer="layout" svg:width="4.985cm" svg:height="0.776cm" svg:x="3.066cm" svg:y="5.329cm">
          <draw:text-box>
            <text:p><text:span text:style-name="T11">Ключ категории (id)</text:span></text:p>
          </draw:text-box>
        </draw:frame>
        <draw:frame draw:style-name="gr75" draw:text-style-name="P16" draw:id="id84" draw:layer="layout" svg:width="6.227cm" svg:height="0.777cm" svg:x="2.445cm" svg:y="13.697cm">
          <draw:text-box>
            <text:p><text:span text:style-name="T11">Ключ категории (FK)</text:span></text:p>
          </draw:text-box>
        </draw:frame>
        <draw:frame draw:style-name="gr76" draw:text-style-name="P16" draw:id="id86" draw:layer="layout" svg:width="6.871cm" svg:height="0.777cm" svg:x="2.123cm" svg:y="17.3cm">
          <draw:text-box>
            <text:p><text:span text:style-name="T11">Ключ категории (FK)</text:span></text:p>
          </draw:text-box>
        </draw:frame>
        <draw:frame draw:style-name="gr77" draw:text-style-name="P17" draw:id="id87" draw:layer="layout" svg:width="7.176cm" svg:height="0.777cm" svg:x="1.71cm" svg:y="10.035cm">
          <draw:text-box>
            <text:p><text:span text:style-name="T12">Ключ категории (FK)</text:span></text:p>
          </draw:text-box>
        </draw:frame>
        <draw:connector draw:style-name="gr78" draw:text-style-name="P1" draw:layer="layout" svg:x1="2.445cm" svg:y1="14.085cm" svg:x2="3.066cm" svg:y2="5.717cm" draw:start-shape="id84" draw:start-glue-point="3" draw:end-shape="id85" draw:end-glue-point="3" svg:d="m2445 14085h-501v-8368h1122">
          <text:p/>
        </draw:connector>
        <draw:connector draw:style-name="gr78" draw:text-style-name="P1" draw:layer="layout" svg:x1="2.123cm" svg:y1="17.688cm" svg:x2="3.066cm" svg:y2="5.717cm" draw:start-shape="id86" draw:start-glue-point="3" draw:end-shape="id85" draw:end-glue-point="3" svg:d="m2123 17688h-501v-11971h1444">
          <text:p/>
        </draw:connector>
        <draw:connector draw:style-name="gr78" draw:text-style-name="P1" draw:layer="layout" svg:x1="1.71cm" svg:y1="10.423cm" svg:x2="3.066cm" svg:y2="5.717cm" draw:start-shape="id87" draw:start-glue-point="3" draw:end-shape="id85" draw:end-glue-point="3" svg:d="m1710 10423h-501v-4706h1857">
          <text:p/>
        </draw:connector>
        <draw:rect draw:style-name="gr34" draw:text-style-name="P1" draw:id="id88" draw:layer="layout" svg:width="7.622cm" svg:height="5.45cm" svg:x="11.699cm" svg:y="0.176cm">
          <text:p/>
        </draw:rect>
        <draw:rect draw:style-name="gr34" draw:text-style-name="P1" draw:layer="layout" svg:width="7.622cm" svg:height="2.874cm" svg:x="11.699cm" svg:y="0.92cm">
          <text:p/>
        </draw:rect>
        <draw:frame draw:style-name="gr79" draw:text-style-name="P15" draw:layer="layout" svg:width="7.583cm" svg:height="0.763cm" svg:x="11.719cm" svg:y="0.193cm">
          <draw:text-box>
            <text:p text:style-name="P1"><text:span text:style-name="T11">Класс «Категория»</text:span></text:p>
          </draw:text-box>
        </draw:frame>
        <draw:frame draw:style-name="gr80" draw:text-style-name="P16" draw:layer="layout" svg:width="7.622cm" svg:height="2.811cm" svg:x="11.612cm" svg:y="1cm">
          <draw:text-box>
            <text:p><text:span text:style-name="T11">+строка название()</text:span></text:p>
            <text:p><text:span text:style-name="T11">+строка описание()</text:span></text:p>
            <text:p><text:span text:style-name="T11">+массив_клиентов клиенты() </text:span></text:p>
            <text:p><text:span text:style-name="T11">+массив_услуг услуги()</text:span></text:p>
            <text:p><text:span text:style-name="T11">+массив_новостей новости()</text:span></text:p>
          </draw:text-box>
        </draw:frame>
        <draw:frame draw:style-name="gr81" draw:text-style-name="P16" draw:layer="layout" svg:width="7.622cm" svg:height="1.837cm" svg:x="11.699cm" svg:y="3.773cm">
          <draw:text-box>
            <text:p><text:span text:style-name="T11">-строка $кеш_названия</text:span></text:p>
            <text:p><text:span text:style-name="T11">-строка $кеш_описания</text:span></text:p>
            <text:p><text:span text:style-name="T11">-id $кеш_персонального_ключа</text:span></text:p>
          </draw:text-box>
        </draw:frame>
        <draw:connector draw:style-name="gr39" draw:text-style-name="P1" draw:layer="layout" draw:type="line" svg:x1="11.699cm" svg:y1="2.901cm" svg:x2="8.028cm" svg:y2="4.658cm" draw:start-shape="id88" draw:start-glue-point="3" draw:end-shape="id89" draw:end-glue-point="1" svg:d="m11699 2901-3671 1757">
          <text:p/>
        </draw:connector>
        <draw:rect draw:style-name="gr34" draw:text-style-name="P1" draw:id="id90" draw:layer="layout" svg:width="11.536cm" svg:height="7.27cm" svg:x="16.232cm" svg:y="5.911cm">
          <text:p/>
        </draw:rect>
        <draw:rect draw:style-name="gr34" draw:text-style-name="P1" draw:layer="layout" svg:width="11.492cm" svg:height="3.342cm" svg:x="16.254cm" svg:y="6.655cm">
          <text:p/>
        </draw:rect>
        <draw:frame draw:style-name="gr79" draw:text-style-name="P15" draw:layer="layout" svg:width="7.583cm" svg:height="0.763cm" svg:x="18.209cm" svg:y="5.928cm">
          <draw:text-box>
            <text:p text:style-name="P1"><text:span text:style-name="T11">Класс «Клиент»</text:span></text:p>
          </draw:text-box>
        </draw:frame>
        <draw:frame draw:style-name="gr82" draw:text-style-name="P16" draw:layer="layout" svg:width="11.579cm" svg:height="3.323cm" svg:x="16.168cm" svg:y="6.673cm">
          <draw:text-box>
            <text:p><text:span text:style-name="T11">+строка заголовок()</text:span></text:p>
            <text:p><text:span text:style-name="T11">+строка содержание()</text:span></text:p>
            <text:p><text:span text:style-name="T11">+дата конец_публикации()</text:span></text:p>
            <text:p><text:span text:style-name="T11">+изображение изображение_малого_размера()</text:span></text:p>
            <text:p><text:span text:style-name="T11">+изображение изображение_большого_размера()</text:span></text:p>
            <text:p><text:span text:style-name="T11">+категория категория()</text:span></text:p>
          </draw:text-box>
        </draw:frame>
        <draw:frame draw:style-name="gr81" draw:text-style-name="P16" draw:layer="layout" svg:width="11.557cm" svg:height="3.323cm" svg:x="16.255cm" svg:y="9.941cm">
          <draw:text-box>
            <text:p><text:span text:style-name="T11">-строка $кеш_заголовка</text:span></text:p>
            <text:p><text:span text:style-name="T11">-строка $кеш_содержания</text:span></text:p>
            <text:p><text:span text:style-name="T11">-дата $конец_публикации</text:span></text:p>
            <text:p><text:span text:style-name="T11">-изображение изображение_малого_размера()</text:span></text:p>
            <text:p><text:span text:style-name="T11">-изображение изображение_большого_размера()</text:span></text:p>
            <text:p><text:span text:style-name="T11">-id $кеш_ключа_категории</text:span></text:p>
          </draw:text-box>
        </draw:frame>
        <draw:connector draw:style-name="gr39" draw:text-style-name="P1" draw:layer="layout" draw:type="line" svg:x1="16.232cm" svg:y1="9.546cm" svg:x2="9.405cm" svg:y2="8.778cm" draw:start-shape="id90" draw:start-glue-point="3" draw:end-shape="id91" draw:end-glue-point="1" svg:d="m16232 9546-6827-768">
          <text:p/>
        </draw:connector>
        <draw:rect draw:style-name="gr34" draw:text-style-name="P1" draw:layer="layout" svg:width="7.622cm" svg:height="5.145cm" svg:x="19.331cm" svg:y="13.702cm">
          <text:p/>
        </draw:rect>
        <draw:rect draw:style-name="gr34" draw:text-style-name="P1" draw:layer="layout" svg:width="7.622cm" svg:height="2.133cm" svg:x="19.331cm" svg:y="14.446cm">
          <text:p/>
        </draw:rect>
        <draw:frame draw:style-name="gr79" draw:text-style-name="P15" draw:id="id92" draw:layer="layout" svg:width="7.583cm" svg:height="0.763cm" svg:x="19.351cm" svg:y="13.719cm">
          <draw:text-box>
            <text:p text:style-name="P1"><text:span text:style-name="T11">Класс «Услуга»</text:span></text:p>
          </draw:text-box>
        </draw:frame>
        <draw:frame draw:style-name="gr80" draw:text-style-name="P16" draw:layer="layout" svg:width="7.622cm" svg:height="2.299cm" svg:x="19.331cm" svg:y="14.331cm">
          <draw:text-box>
            <text:p><text:span text:style-name="T11">+строка название()</text:span></text:p>
            <text:p><text:span text:style-name="T11">+строка короткое_название()</text:span></text:p>
            <text:p><text:span text:style-name="T11">+строка описание()</text:span></text:p>
            <text:p><text:span text:style-name="T11">+категория категория()</text:span></text:p>
          </draw:text-box>
        </draw:frame>
        <draw:frame draw:style-name="gr81" draw:text-style-name="P16" draw:layer="layout" svg:width="7.622cm" svg:height="2.299cm" svg:x="19.334cm" svg:y="16.552cm">
          <draw:text-box>
            <text:p><text:span text:style-name="T11">-строка $кеш_названия</text:span></text:p>
            <text:p><text:span text:style-name="T11">-строка кеш_короткое_название</text:span></text:p>
            <text:p><text:span text:style-name="T11">-строка $кеш_описания</text:span></text:p>
            <text:p><text:span text:style-name="T11">-id $кеш_ключа_категории</text:span></text:p>
          </draw:text-box>
        </draw:frame>
        <draw:rect draw:style-name="gr34" draw:text-style-name="P1" draw:id="id94" draw:layer="layout" svg:width="7.622cm" svg:height="5.145cm" svg:x="11.263cm" svg:y="15.354cm">
          <text:p/>
        </draw:rect>
        <draw:rect draw:style-name="gr34" draw:text-style-name="P1" draw:layer="layout" svg:width="7.622cm" svg:height="2.133cm" svg:x="11.263cm" svg:y="16.098cm">
          <text:p/>
        </draw:rect>
        <draw:frame draw:style-name="gr79" draw:text-style-name="P15" draw:layer="layout" svg:width="7.583cm" svg:height="0.763cm" svg:x="11.283cm" svg:y="15.371cm">
          <draw:text-box>
            <text:p text:style-name="P1"><text:span text:style-name="T11">Класс «Новость»</text:span></text:p>
          </draw:text-box>
        </draw:frame>
        <draw:frame draw:style-name="gr80" draw:text-style-name="P16" draw:layer="layout" svg:width="7.622cm" svg:height="2.299cm" svg:x="11.263cm" svg:y="15.983cm">
          <draw:text-box>
            <text:p><text:span text:style-name="T11">+строка название()</text:span></text:p>
            <text:p><text:span text:style-name="T11">+строка короткое_название()</text:span></text:p>
            <text:p><text:span text:style-name="T11">+строка содержание()</text:span></text:p>
            <text:p><text:span text:style-name="T11">+категория категория()</text:span></text:p>
          </draw:text-box>
        </draw:frame>
        <draw:frame draw:style-name="gr81" draw:text-style-name="P16" draw:layer="layout" svg:width="7.622cm" svg:height="2.299cm" svg:x="11.266cm" svg:y="18.204cm">
          <draw:text-box>
            <text:p><text:span text:style-name="T11">-строка $кеш_названия</text:span></text:p>
            <text:p><text:span text:style-name="T11">-строка кеш_короткое_название</text:span></text:p>
            <text:p><text:span text:style-name="T11">-строка $кеш_описания</text:span></text:p>
            <text:p><text:span text:style-name="T11">-id $кеш_ключа_категории</text:span></text:p>
          </draw:text-box>
        </draw:frame>
        <draw:connector draw:style-name="gr39" draw:text-style-name="P1" draw:layer="layout" draw:type="line" svg:x1="19.351cm" svg:y1="14.1cm" svg:x2="8.753cm" svg:y2="12.985cm" draw:start-shape="id92" draw:start-glue-point="3" draw:end-shape="id93" draw:end-glue-point="1" svg:d="m19351 14100-10598-1115">
          <text:p/>
        </draw:connector>
        <draw:connector draw:style-name="gr39" draw:text-style-name="P1" draw:layer="layout" draw:type="line" svg:x1="11.263cm" svg:y1="17.926cm" svg:x2="9.024cm" svg:y2="16.948cm" draw:start-shape="id94" draw:start-glue-point="3" draw:end-shape="id95" svg:d="m11263 17926-2239-978">
          <text:p/>
        </draw:connector>
        <draw:frame draw:style-name="gr83" draw:text-style-name="P19" draw:layer="layout" svg:width="9.9cm" svg:height="4.347cm" svg:x="19.8cm" svg:y="0.276cm">
          <draw:text-box>
            <text:p text:style-name="P18"><text:span text:style-name="T11">1) кеш - промежуточный буфер с быстрым доступом, содержащий информацию, которая может быть запрошена</text:span></text:p>
            <text:p text:style-name="P18"><text:span text:style-name="T11">2) FK (foreign key) — внешний ключ, поле таблицы предназначенное для хранения ключа другой таблицы с целью организации связи между этими таблицами.</text:span></text:p>
          </draw:text-box>
        </draw:frame>
      </draw:page>
      <draw:page draw:name="Плакат 4" draw:style-name="dp1" draw:master-page-name="Обычный">
        <draw:ellipse draw:style-name="gr4" draw:text-style-name="P1" draw:layer="layout" svg:width="0.715cm" svg:height="0.581cm" svg:x="0.902cm" svg:y="1.442cm">
          <text:p/>
        </draw:ellipse>
        <draw:line draw:style-name="gr4" draw:text-style-name="P1" draw:layer="layout" svg:x1="1.259cm" svg:y1="3.186cm" svg:x2="1.259cm" svg:y2="2.023cm">
          <text:p/>
        </draw:line>
        <draw:line draw:style-name="gr4" draw:text-style-name="P1" draw:layer="layout" svg:x1="1.973cm" svg:y1="2.313cm" svg:x2="1.259cm" svg:y2="2.313cm">
          <text:p/>
        </draw:line>
        <draw:line draw:style-name="gr4" draw:text-style-name="P1" draw:layer="layout" svg:x1="0.545cm" svg:y1="2.313cm" svg:x2="1.259cm" svg:y2="2.313cm">
          <text:p/>
        </draw:line>
        <draw:line draw:style-name="gr4" draw:text-style-name="P1" draw:layer="layout" svg:x1="0.902cm" svg:y1="4.057cm" svg:x2="1.259cm" svg:y2="3.186cm">
          <text:p/>
        </draw:line>
        <draw:line draw:style-name="gr4" draw:text-style-name="P1" draw:layer="layout" svg:x1="1.616cm" svg:y1="4.057cm" svg:x2="1.259cm" svg:y2="3.186cm">
          <text:p/>
        </draw:line>
        <draw:frame draw:style-name="gr84" draw:text-style-name="P3" draw:layer="layout" svg:width="2.5cm" svg:height="1.191cm" svg:x="-0.012cm" svg:y="4.073cm">
          <draw:text-box>
            <text:p text:style-name="P1"><text:span text:style-name="T2">Клиент компании</text:span></text:p>
          </draw:text-box>
        </draw:frame>
        <draw:rect draw:style-name="gr85" draw:text-style-name="P20" draw:layer="layout" svg:width="5cm" svg:height="1.721cm" svg:x="4.788cm" svg:y="1.921cm">
          <text:p text:style-name="P1"><text:span text:style-name="T13">Подсистема </text:span></text:p>
          <text:p text:style-name="P1"><text:span text:style-name="T13">пользовательского</text:span></text:p>
          <text:p text:style-name="P1"><text:span text:style-name="T13">интерфейса</text:span></text:p>
        </draw:rect>
        <draw:rect draw:style-name="gr85" draw:text-style-name="P20" draw:layer="layout" svg:width="5cm" svg:height="1.721cm" svg:x="11.088cm" svg:y="1.921cm">
          <text:p text:style-name="P1"><text:span text:style-name="T13">Подсистема </text:span></text:p>
          <text:p text:style-name="P1"><text:span text:style-name="T13">преобразования и </text:span></text:p>
          <text:p text:style-name="P1"><text:span text:style-name="T13">подготовки данных</text:span></text:p>
        </draw:rect>
        <draw:rect draw:style-name="gr85" draw:text-style-name="P20" draw:layer="layout" svg:width="5cm" svg:height="1.711cm" svg:x="18.388cm" svg:y="1.921cm">
          <text:p text:style-name="P1"><text:span text:style-name="T13">Подсистема </text:span></text:p>
          <text:p text:style-name="P1"><text:span text:style-name="T13">хранения </text:span></text:p>
          <text:p text:style-name="P1"><text:span text:style-name="T13">информации</text:span></text:p>
        </draw:rect>
        <draw:line draw:style-name="gr86" draw:text-style-name="P1" draw:layer="layout" svg:x1="1.188cm" svg:y1="5.342cm" svg:x2="1.253cm" svg:y2="19.808cm">
          <text:p/>
        </draw:line>
        <draw:rect draw:style-name="gr1" draw:text-style-name="P1" draw:layer="layout" svg:width="1cm" svg:height="12.229cm" svg:x="0.688cm" svg:y="5.442cm">
          <text:p/>
        </draw:rect>
        <draw:line draw:style-name="gr86" draw:text-style-name="P1" draw:layer="layout" svg:x1="7.288cm" svg:y1="3.642cm" svg:x2="7.315cm" svg:y2="19.634cm">
          <text:p/>
        </draw:line>
        <draw:line draw:style-name="gr86" draw:text-style-name="P1" draw:layer="layout" svg:x1="13.588cm" svg:y1="3.642cm" svg:x2="13.596cm" svg:y2="19.328cm">
          <text:p/>
        </draw:line>
        <draw:line draw:style-name="gr86" draw:text-style-name="P1" draw:layer="layout" svg:x1="20.888cm" svg:y1="3.642cm" svg:x2="20.791cm" svg:y2="19.067cm">
          <text:p/>
        </draw:line>
        <draw:rect draw:style-name="gr1" draw:text-style-name="P1" draw:layer="layout" svg:width="1cm" svg:height="11.46cm" svg:x="6.788cm" svg:y="5.642cm">
          <text:p/>
        </draw:rect>
        <draw:rect draw:style-name="gr1" draw:text-style-name="P1" draw:layer="layout" svg:width="1cm" svg:height="4.328cm" svg:x="13.088cm" svg:y="5.742cm">
          <text:p/>
        </draw:rect>
        <draw:rect draw:style-name="gr1" draw:text-style-name="P1" draw:layer="layout" svg:width="1cm" svg:height="4.056cm" svg:x="20.388cm" svg:y="5.942cm">
          <text:p/>
        </draw:rect>
        <draw:line draw:style-name="gr87" draw:text-style-name="P3" draw:layer="layout" svg:x1="1.689cm" svg:y1="5.679cm" svg:x2="6.788cm" svg:y2="5.642cm">
          <text:p text:style-name="P1"><text:span text:style-name="T2">Отобраз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87" draw:text-style-name="P3" draw:layer="layout" svg:x1="7.782cm" svg:y1="5.723cm" svg:x2="13.073cm" svg:y2="5.768cm">
          <text:p text:style-name="P1"><text:span text:style-name="T2">Подготов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87" draw:text-style-name="P3" draw:layer="layout" svg:x1="14.088cm" svg:y1="5.842cm" svg:x2="20.399cm" svg:y2="5.923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6"/></text:p>
          <text:p text:style-name="P1"><text:span text:style-name="T2"/></text:p>
        </draw:line>
        <draw:line draw:style-name="gr88" draw:text-style-name="P3" draw:layer="layout" svg:x1="20.354cm" svg:y1="6.613cm" svg:x2="14.088cm" svg:y2="6.592cm">
          <text:p/>
        </draw:line>
        <draw:frame draw:style-name="gr89" draw:text-style-name="P5" draw:layer="layout" svg:width="5.155cm" svg:height="0.75cm" svg:x="14.888cm" svg:y="5.942cm">
          <draw:text-box>
            <text:p><text:span text:style-name="T2">Главное меню: данные</text:span></text:p>
          </draw:text-box>
        </draw:frame>
        <draw:line draw:style-name="gr45" draw:text-style-name="P1" draw:layer="layout" svg:x1="14.088cm" svg:y1="7.442cm" svg:x2="20.399cm" svg:y2="7.48cm">
          <text:p text:style-name="P1"><text:span text:style-name="T2">Загрузить(Новости:данные)</text:span></text:p>
          <text:p text:style-name="P1"><text:span text:style-name="T7"/></text:p>
        </draw:line>
        <draw:line draw:style-name="gr88" draw:text-style-name="P3" draw:layer="layout" svg:x1="20.399cm" svg:y1="8.191cm" svg:x2="14.088cm" svg:y2="8.192cm">
          <text:p/>
        </draw:line>
        <draw:frame draw:style-name="gr89" draw:text-style-name="P5" draw:layer="layout" svg:width="4.01cm" svg:height="0.75cm" svg:x="15.588cm" svg:y="7.542cm">
          <draw:text-box>
            <text:p><text:span text:style-name="T2">Новости: данные</text:span></text:p>
          </draw:text-box>
        </draw:frame>
        <draw:line draw:style-name="gr45" draw:text-style-name="P1" draw:layer="layout" svg:x1="14.088cm" svg:y1="9.242cm" svg:x2="20.399cm" svg:y2="9.281cm">
          <text:p text:style-name="P1"><text:span text:style-name="T2">Загрузить</text:span></text:p>
          <text:p text:style-name="P1"><text:span text:style-name="T2">(Список услуг:данные)</text:span></text:p>
          <text:p text:style-name="P1"><text:span text:style-name="T8"/></text:p>
        </draw:line>
        <draw:line draw:style-name="gr90" draw:text-style-name="P1" draw:layer="layout" svg:x1="20.31cm" svg:y1="9.959cm" svg:x2="14.088cm" svg:y2="9.942cm">
          <text:p/>
        </draw:line>
        <draw:frame draw:style-name="gr89" draw:text-style-name="P5" draw:layer="layout" svg:width="4.944cm" svg:height="0.75cm" svg:x="14.988cm" svg:y="9.192cm">
          <draw:text-box>
            <text:p><text:span text:style-name="T2">Список услуг: данные</text:span></text:p>
          </draw:text-box>
        </draw:frame>
        <draw:line draw:style-name="gr90" draw:text-style-name="P1" draw:layer="layout" svg:x1="12.984cm" svg:y1="10.071cm" svg:x2="7.821cm" svg:y2="10.042cm">
          <text:p/>
        </draw:line>
        <draw:frame draw:style-name="gr89" draw:text-style-name="P3" draw:layer="layout" svg:width="6cm" svg:height="1.661cm" svg:x="7.488cm" svg:y="8.281cm">
          <draw:text-box>
            <text:p text:style-name="P1"><text:span text:style-name="T2">Подготовленные наборы данных для главной страницы</text:span></text:p>
          </draw:text-box>
        </draw:frame>
        <draw:line draw:style-name="gr91" draw:text-style-name="P1" draw:layer="layout" svg:x1="6.758cm" svg:y1="10.16cm" svg:x2="1.688cm" svg:y2="10.142cm">
          <text:p/>
        </draw:line>
        <draw:frame draw:style-name="gr89" draw:text-style-name="P3" draw:layer="layout" svg:width="4.891cm" svg:height="0.75cm" svg:x="1.867cm" svg:y="9.392cm">
          <draw:text-box>
            <text:p text:style-name="P1"><text:span text:style-name="T2">Главная страница</text:span></text:p>
          </draw:text-box>
        </draw:frame>
        <draw:line draw:style-name="gr86" draw:text-style-name="P1" draw:layer="layout" svg:x1="26.828cm" svg:y1="3.802cm" svg:x2="26.809cm" svg:y2="18.63cm">
          <text:p/>
        </draw:line>
        <draw:rect draw:style-name="gr85" draw:text-style-name="P20" draw:layer="layout" svg:width="4.806cm" svg:height="1.655cm" svg:x="24.582cm" svg:y="1.943cm">
          <text:p text:style-name="P1"><text:span text:style-name="T13">Файловая система</text:span></text:p>
          <text:p text:style-name="P1"><text:span text:style-name="T13">операционной</text:span></text:p>
          <text:p text:style-name="P1"><text:span text:style-name="T13">системы</text:span></text:p>
        </draw:rect>
        <draw:line draw:style-name="gr87" draw:text-style-name="P3" draw:layer="layout" svg:x1="1.773cm" svg:y1="11.904cm" svg:x2="6.753cm" svg:y2="11.904cm">
          <text:p text:style-name="P1"><text:span text:style-name="T2">Отобразить</text:span></text:p>
          <text:p text:style-name="P1"><text:span text:style-name="T2">(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87" draw:text-style-name="P3" draw:layer="layout" svg:x1="7.847cm" svg:y1="12.068cm" svg:x2="13.21cm" svg:y2="12.068cm">
          <text:p text:style-name="P1"><text:span text:style-name="T2">Подготовить</text:span></text:p>
          <text:p text:style-name="P1"><text:span text:style-name="T2">(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87" draw:text-style-name="P3" draw:layer="layout" svg:x1="13.998cm" svg:y1="12.177cm" svg:x2="20.336cm" svg:y2="12.177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2"/></text:p>
          <text:p text:style-name="P1"><text:span text:style-name="T2"/></text:p>
        </draw:line>
        <draw:line draw:style-name="gr88" draw:text-style-name="P3" draw:layer="layout" svg:x1="20.38cm" svg:y1="14.962cm" svg:x2="14.042cm" svg:y2="14.962cm">
          <text:p/>
        </draw:line>
        <draw:frame draw:style-name="gr92" draw:text-style-name="P5" draw:layer="layout" svg:width="5.056cm" svg:height="0.721cm" svg:x="14.839cm" svg:y="12.327cm">
          <draw:text-box>
            <text:p><text:span text:style-name="T2">Главное меню: данные</text:span></text:p>
          </draw:text-box>
        </draw:frame>
        <draw:line draw:style-name="gr45" draw:text-style-name="P1" draw:layer="layout" svg:x1="14.129cm" svg:y1="14.186cm" svg:x2="20.467cm" svg:y2="14.186cm">
          <text:p text:style-name="P1"><text:span text:style-name="T2">Загрузить(Новости:данные)</text:span></text:p>
          <text:p text:style-name="P1"><text:span text:style-name="T14"/></text:p>
        </draw:line>
        <draw:line draw:style-name="gr88" draw:text-style-name="P3" draw:layer="layout" svg:x1="20.423cm" svg:y1="12.961cm" svg:x2="14.085cm" svg:y2="12.961cm">
          <text:p/>
        </draw:line>
        <draw:frame draw:style-name="gr92" draw:text-style-name="P5" draw:layer="layout" svg:width="4.037cm" svg:height="0.721cm" svg:x="15.315cm" svg:y="14.341cm">
          <draw:text-box>
            <text:p><text:span text:style-name="T2">Новости: данные</text:span></text:p>
          </draw:text-box>
        </draw:frame>
        <draw:line draw:style-name="gr90" draw:text-style-name="P1" draw:layer="layout" svg:x1="13.175cm" svg:y1="16.996cm" svg:x2="7.812cm" svg:y2="16.996cm">
          <text:p/>
        </draw:line>
        <draw:frame draw:style-name="gr93" draw:text-style-name="P3" draw:layer="layout" svg:width="4.544cm" svg:height="2.601cm" svg:x="8.18cm" svg:y="14.396cm">
          <draw:text-box>
            <text:p text:style-name="P1"><text:span text:style-name="T2">Подготовленные наборы данных для станицы с нормативными документами</text:span></text:p>
          </draw:text-box>
        </draw:frame>
        <draw:line draw:style-name="gr94" draw:text-style-name="P1" draw:layer="layout" svg:x1="6.69cm" svg:y1="17.014cm" svg:x2="1.71cm" svg:y2="17.014cm">
          <text:p/>
        </draw:line>
        <draw:frame draw:style-name="gr95" draw:text-style-name="P3" draw:layer="layout" svg:width="3.721cm" svg:height="1.191cm" svg:x="2.569cm" svg:y="15.821cm">
          <draw:text-box>
            <text:p text:style-name="P1"><text:span text:style-name="T2">Нормативные документы</text:span></text:p>
          </draw:text-box>
        </draw:frame>
        <draw:line draw:style-name="gr40" draw:text-style-name="P6" draw:layer="layout" svg:x1="14.085cm" svg:y1="15.981cm" svg:x2="26.33cm" svg:y2="15.97cm">
          <text:p/>
        </draw:line>
        <draw:frame draw:style-name="gr92" draw:text-style-name="P5" draw:layer="layout" svg:width="6.826cm" svg:height="0.721cm" svg:x="16.62cm" svg:y="15.28cm">
          <draw:text-box>
            <text:p><text:span text:style-name="T2">Загрузить(Корневой:каталог)</text:span></text:p>
          </draw:text-box>
        </draw:frame>
        <draw:line draw:style-name="gr88" draw:text-style-name="P3" draw:layer="layout" svg:x1="26.199cm" svg:y1="16.799cm" svg:x2="14.085cm" svg:y2="16.833cm">
          <text:p/>
        </draw:line>
        <draw:frame draw:style-name="gr92" draw:text-style-name="P5" draw:layer="layout" svg:width="6.521cm" svg:height="0.721cm" svg:x="17.108cm" svg:y="16.112cm">
          <draw:text-box>
            <text:p><text:span text:style-name="T2">Список каталогов и файлов</text:span></text:p>
          </draw:text-box>
        </draw:frame>
        <draw:rect draw:style-name="gr1" draw:text-style-name="P1" draw:layer="layout" svg:width="1cm" svg:height="3.007cm" svg:x="20.388cm" svg:y="12.091cm">
          <text:p/>
        </draw:rect>
        <draw:rect draw:style-name="gr1" draw:text-style-name="P1" draw:layer="layout" svg:width="1cm" svg:height="5.169cm" svg:x="13.088cm" svg:y="11.935cm">
          <text:p/>
        </draw:rect>
        <draw:rect draw:style-name="gr1" draw:text-style-name="P1" draw:layer="layout" svg:width="1cm" svg:height="1.177cm" svg:x="26.319cm" svg:y="15.796cm">
          <text:p/>
        </draw:rect>
      </draw:page>
      <draw:page draw:name="Плакат 5" draw:style-name="dp1" draw:master-page-name="Обычный">
        <draw:rect draw:style-name="gr34" draw:text-style-name="P1" draw:layer="layout" svg:width="6.387cm" svg:height="16.971cm" svg:x="2.798cm" svg:y="1.928cm">
          <text:p/>
        </draw:rect>
        <draw:rect draw:style-name="gr34" draw:text-style-name="P1" draw:layer="layout" svg:width="6.387cm" svg:height="16.971cm" svg:x="9.187cm" svg:y="1.928cm">
          <text:p/>
        </draw:rect>
        <draw:rect draw:style-name="gr34" draw:text-style-name="P1" draw:layer="layout" svg:width="6.387cm" svg:height="16.971cm" svg:x="15.574cm" svg:y="1.929cm">
          <text:p/>
        </draw:rect>
        <draw:rect draw:style-name="gr34" draw:text-style-name="P1" draw:layer="layout" svg:width="6.387cm" svg:height="16.971cm" svg:x="21.963cm" svg:y="1.929cm">
          <text:p/>
        </draw:rect>
        <draw:frame draw:style-name="gr96" draw:text-style-name="P21" draw:layer="layout" svg:width="6.388cm" svg:height="1.043cm" svg:x="2.797cm" svg:y="1.879cm">
          <draw:text-box>
            <text:p text:style-name="P1"><text:span text:style-name="T9">Подсистема пользовательского</text:span></text:p>
            <text:p text:style-name="P1"><text:span text:style-name="T9">интерфейса</text:span></text:p>
          </draw:text-box>
        </draw:frame>
        <draw:frame draw:style-name="gr97" draw:text-style-name="P21" draw:layer="layout" svg:width="6.388cm" svg:height="1.039cm" svg:x="9.184cm" svg:y="1.898cm">
          <draw:text-box>
            <text:p text:style-name="P1"><text:span text:style-name="T9">Подсистема преобразования </text:span></text:p>
            <text:p text:style-name="P1"><text:span text:style-name="T9">и подготовки данных</text:span></text:p>
          </draw:text-box>
        </draw:frame>
        <draw:frame draw:style-name="gr98" draw:text-style-name="P21" draw:layer="layout" svg:width="6.388cm" svg:height="1.163cm" svg:x="15.571cm" svg:y="1.761cm">
          <draw:text-box>
            <text:p text:style-name="P1"><text:span text:style-name="T9">Подсистема хранения</text:span></text:p>
            <text:p text:style-name="P1"><text:span text:style-name="T9">информации</text:span></text:p>
          </draw:text-box>
        </draw:frame>
        <draw:frame draw:style-name="gr99" draw:text-style-name="P21" draw:layer="layout" svg:width="6.388cm" svg:height="1.039cm" svg:x="21.959cm" svg:y="1.935cm">
          <draw:text-box>
            <text:p text:style-name="P1"><text:span text:style-name="T9">Файловая система</text:span></text:p>
            <text:p text:style-name="P1"><text:span text:style-name="T9">Операционной системы</text:span></text:p>
          </draw:text-box>
        </draw:frame>
        <draw:custom-shape draw:style-name="gr100" draw:text-style-name="P1" draw:id="id96" draw:layer="layout" svg:width="0.595cm" svg:height="0.558cm" svg:x="5.694cm" svg:y="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id="id97" draw:layer="layout" svg:width="5.007cm" svg:height="0.722cm" svg:x="3.488cm" svg:y="3.553cm">
          <text:p text:style-name="P1"><text:span text:style-name="T8">Обрабатывает запрос пользовател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1" draw:text-style-name="P1" draw:layer="layout" svg:x1="5.992cm" svg:y1="1.326cm" svg:x2="5.991cm" svg:y2="3.553cm" draw:start-shape="id96" draw:start-glue-point="8" draw:end-shape="id97" draw:end-glue-point="0" svg:d="m5992 1326v1114h-1v1113">
          <text:p/>
        </draw:connector>
        <draw:custom-shape draw:style-name="gr38" draw:text-style-name="P1" draw:id="id100" draw:layer="layout" svg:width="0.836cm" svg:height="0.837cm" svg:x="11.962cm" svg:y="7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draw:type="line" svg:x1="8.495cm" svg:y1="3.914cm" svg:x2="9.586cm" svg:y2="4.288cm" draw:start-shape="id97" draw:start-glue-point="1" draw:end-shape="id98" svg:d="m8495 3914 1091 374">
          <text:p/>
        </draw:connector>
        <draw:custom-shape draw:style-name="gr43" draw:text-style-name="P9" draw:id="id99" draw:layer="layout" svg:width="4.754cm" svg:height="0.69cm" svg:x="10.003cm" svg:y="6.312cm">
          <text:p text:style-name="P1"><text:span text:style-name="T8">Ищет данные в кеше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12.38cm" svg:y1="5.478cm" svg:x2="12.38cm" svg:y2="6.312cm" draw:start-shape="id98" draw:start-glue-point="2" draw:end-shape="id99" draw:end-glue-point="0" svg:d="m12380 5478v834">
          <text:p/>
        </draw:connector>
        <draw:connector draw:style-name="gr40" draw:text-style-name="P1" draw:layer="layout" svg:x1="11.962cm" svg:y1="8.266cm" svg:x2="5.991cm" svg:y2="17.139cm" draw:start-shape="id100" draw:start-glue-point="5" draw:end-shape="id101" draw:end-glue-point="0" svg:d="m11962 8266h-5971v8873">
          <text:p/>
        </draw:connector>
        <draw:frame draw:style-name="gr102" draw:text-style-name="P11" draw:layer="layout" svg:width="2.403cm" svg:height="0.489cm" svg:x="9.308cm" svg:y="7.826cm">
          <draw:text-box>
            <text:p><text:span text:style-name="T8">[данные найдены]</text:span></text:p>
          </draw:text-box>
        </draw:frame>
        <draw:connector draw:style-name="gr40" draw:text-style-name="P1" draw:layer="layout" draw:type="line" svg:x1="12.38cm" svg:y1="7.002cm" svg:x2="12.38cm" svg:y2="7.847cm" draw:start-shape="id99" draw:start-glue-point="2" draw:end-shape="id100" draw:end-glue-point="4" svg:d="m12380 7002v845">
          <text:p/>
        </draw:connector>
        <draw:frame draw:style-name="gr102" draw:text-style-name="P11" draw:layer="layout" svg:width="2.709cm" svg:height="0.489cm" svg:x="12.355cm" svg:y="8.51cm">
          <draw:text-box>
            <text:p><text:span text:style-name="T8">[данные не найдены]</text:span></text:p>
          </draw:text-box>
        </draw:frame>
        <draw:custom-shape draw:style-name="gr43" draw:text-style-name="P9" draw:id="id101" draw:layer="layout" svg:width="4.84cm" svg:height="0.722cm" svg:x="3.571cm" svg:y="17.139cm">
          <text:p text:style-name="P1"><text:span text:style-name="T8">Генерирует представление</text:span></text:p>
          <text:p text:style-name="P1"><text:span text:style-name="T8">запрошенной страниц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8">
          <draw:custom-shape draw:style-name="gr103" draw:text-style-name="P22" draw:layer="layout" svg:width="5.588cm" svg:height="2.379cm" svg:x="9.586cm" svg:y="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22" draw:layer="layout" svg:width="3.949cm" svg:height="0.69cm" svg:x="10.463cm" svg:y="3.382cm">
            <text:p text:style-name="P23"><text:span text:style-name="T15">Разбирает строку запрос</text:span></text:p>
            <text:p text:style-name="P23"><text:span text:style-name="T15">переданную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22" draw:layer="layout" svg:width="3.949cm" svg:height="0.69cm" svg:x="10.445cm" svg:y="4.416cm">
            <text:p text:style-name="P23"><text:span text:style-name="T15">Обрабатывает входные параметры,</text:span></text:p>
            <text:p text:style-name="P23"><text:span text:style-name="T15">переданные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3" draw:text-style-name="P9" draw:id="id102" draw:layer="layout" svg:width="4.754cm" svg:height="0.69cm" svg:x="10.003cm" svg:y="9.55cm">
          <text:p text:style-name="P1"><text:span text:style-name="T8">Запрашивает данные из подсистемы</text:span></text:p>
          <text:p text:style-name="P1"><text:span text:style-name="T8">хранения 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2.38cm" svg:y1="8.684cm" svg:x2="12.38cm" svg:y2="9.55cm" draw:start-shape="id100" draw:start-glue-point="6" draw:end-shape="id102" draw:end-glue-point="0" svg:d="m12380 8684v866">
          <text:p/>
        </draw:connector>
        <draw:custom-shape draw:style-name="gr43" draw:text-style-name="P9" draw:id="id103" draw:layer="layout" svg:width="4.754cm" svg:height="0.69cm" svg:x="16.39cm" svg:y="9.75cm">
          <text:p text:style-name="P1"><text:span text:style-name="T8">Ищет запрошенные данны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4.757cm" svg:y1="9.895cm" svg:x2="16.39cm" svg:y2="10.095cm" draw:start-shape="id102" draw:start-glue-point="1" draw:end-shape="id103" draw:end-glue-point="3" svg:d="m14757 9895 1633 200">
          <text:p/>
        </draw:connector>
        <draw:custom-shape draw:style-name="gr43" draw:text-style-name="P9" draw:id="id104" draw:layer="layout" svg:width="4.754cm" svg:height="0.69cm" svg:x="16.39cm" svg:y="11.25cm">
          <text:p text:style-name="P1"><text:span text:style-name="T8">Подготавливает набор запрошенных</text:span></text:p>
          <text:p text:style-name="P1"><text:span text:style-name="T8">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8.767cm" svg:y1="10.44cm" svg:x2="18.767cm" svg:y2="11.25cm" draw:start-shape="id103" draw:start-glue-point="2" draw:end-shape="id104" draw:end-glue-point="0" svg:d="m18767 10440v810">
          <text:p/>
        </draw:connector>
        <draw:custom-shape draw:style-name="gr43" draw:text-style-name="P9" draw:id="id105" draw:layer="layout" svg:width="4.754cm" svg:height="0.69cm" svg:x="10.003cm" svg:y="11.45cm">
          <text:p text:style-name="P1"><text:span text:style-name="T8">Переформировывает данные для подачи</text:span></text:p>
          <text:p text:style-name="P1"><text:span text:style-name="T8">в 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6.39cm" svg:y1="11.595cm" svg:x2="14.757cm" svg:y2="11.795cm" draw:start-shape="id104" draw:start-glue-point="3" draw:end-shape="id105" draw:end-glue-point="1" svg:d="m16390 11595-1633 200">
          <text:p/>
        </draw:connector>
        <draw:custom-shape draw:style-name="gr43" draw:text-style-name="P9" draw:id="id106" draw:layer="layout" svg:width="4.754cm" svg:height="0.69cm" svg:x="10.003cm" svg:y="12.95cm">
          <text:p text:style-name="P1"><text:span text:style-name="T8">Определяет требуются ли данные</text:span></text:p>
          <text:p text:style-name="P1"><text:span text:style-name="T8">от файловой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2.38cm" svg:y1="12.14cm" svg:x2="12.38cm" svg:y2="12.95cm" draw:start-shape="id105" draw:start-glue-point="2" draw:end-shape="id106" draw:end-glue-point="0" svg:d="m12380 12140v810">
          <text:p/>
        </draw:connector>
        <draw:custom-shape draw:style-name="gr38" draw:text-style-name="P1" draw:id="id107" draw:layer="layout" svg:width="0.836cm" svg:height="0.837cm" svg:x="11.962cm" svg:y="14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draw:type="line" svg:x1="12.38cm" svg:y1="13.64cm" svg:x2="12.38cm" svg:y2="14.51cm" draw:start-shape="id106" draw:start-glue-point="2" draw:end-shape="id107" draw:end-glue-point="4" svg:d="m12380 13640v870">
          <text:p/>
        </draw:connector>
        <draw:connector draw:style-name="gr40" draw:text-style-name="P1" draw:layer="layout" draw:type="line" svg:x1="11.962cm" svg:y1="14.929cm" svg:x2="5.991cm" svg:y2="17.139cm" draw:start-shape="id107" draw:start-glue-point="5" draw:end-shape="id101" draw:end-glue-point="0" svg:d="m11962 14929-5971 2210">
          <text:p/>
        </draw:connector>
        <draw:frame draw:style-name="gr102" draw:text-style-name="P9" draw:layer="layout" svg:width="2.403cm" svg:height="0.489cm" svg:x="9.25cm" svg:y="14.792cm">
          <draw:text-box>
            <text:p text:style-name="P1"><text:span text:style-name="T8">[не требуются]</text:span></text:p>
          </draw:text-box>
        </draw:frame>
        <draw:custom-shape draw:style-name="gr43" draw:text-style-name="P9" draw:id="id108" draw:layer="layout" svg:width="4.754cm" svg:height="0.69cm" svg:x="22.779cm" svg:y="14.725cm">
          <text:p text:style-name="P1"><text:span text:style-name="T8">Определяет список файлов и каталогов </text:span></text:p>
          <text:p text:style-name="P1"><text:span text:style-name="T8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12.798cm" svg:y1="14.929cm" svg:x2="22.779cm" svg:y2="15.07cm" draw:start-shape="id107" draw:start-glue-point="7" draw:end-shape="id108" svg:d="m12798 14929 9981 141">
          <text:p/>
        </draw:connector>
        <draw:frame draw:style-name="gr102" draw:text-style-name="P9" draw:layer="layout" svg:width="2.403cm" svg:height="0.489cm" svg:x="12.919cm" svg:y="14.478cm">
          <draw:text-box>
            <text:p text:style-name="P1"><text:span text:style-name="T8">[требуются]</text:span></text:p>
          </draw:text-box>
        </draw:frame>
        <draw:custom-shape draw:style-name="gr43" draw:text-style-name="P9" draw:id="id109" draw:layer="layout" svg:width="4.754cm" svg:height="0.69cm" svg:x="22.779cm" svg:y="16.262cm">
          <text:p text:style-name="P1"><text:span text:style-name="T8">Подготавливает список файлов и каталогов</text:span></text:p>
          <text:p text:style-name="P1"><text:span text:style-name="T8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25.156cm" svg:y1="15.415cm" svg:x2="25.156cm" svg:y2="16.262cm" draw:start-shape="id108" draw:start-glue-point="2" draw:end-shape="id109" draw:end-glue-point="0" svg:d="m25156 15415v847">
          <text:p/>
        </draw:connector>
        <draw:custom-shape draw:style-name="gr43" draw:text-style-name="P9" draw:id="id110" draw:layer="layout" svg:width="4.754cm" svg:height="0.69cm" svg:x="10.003cm" svg:y="17.032cm">
          <text:p text:style-name="P1"><text:span text:style-name="T8">Формирует набор данных для подачи в</text:span></text:p>
          <text:p text:style-name="P1"><text:span text:style-name="T8">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draw:type="line" svg:x1="22.779cm" svg:y1="16.607cm" svg:x2="14.757cm" svg:y2="17.377cm" draw:start-shape="id109" draw:start-glue-point="3" draw:end-shape="id110" svg:d="m22779 16607-8022 770">
          <text:p/>
        </draw:connector>
        <draw:connector draw:style-name="gr40" draw:text-style-name="P1" draw:layer="layout" draw:type="line" svg:x1="10.003cm" svg:y1="17.377cm" svg:x2="8.411cm" svg:y2="17.5cm" draw:start-shape="id110" draw:start-glue-point="3" draw:end-shape="id101" svg:d="m10003 17377-1592 123">
          <text:p/>
        </draw:connector>
        <draw:custom-shape draw:style-name="gr106" draw:text-style-name="P1" draw:id="id111" draw:layer="layout" svg:width="0.595cm" svg:height="0.558cm" svg:x="5.694cm" svg:y="1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5.991cm" svg:y1="17.861cm" svg:x2="5.991cm" svg:y2="19.742cm" draw:start-shape="id101" draw:start-glue-point="2" draw:end-shape="id111" draw:end-glue-point="0" svg:d="m5991 17861v1881">
          <text:p/>
        </draw:connector>
        <draw:custom-shape draw:style-name="gr100" draw:text-style-name="P1" draw:layer="layout" svg:width="0.241cm" svg:height="0.258cm" svg:x="5.871cm" svg:y="1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2" draw:layer="layout" svg:width="3.326cm" svg:height="1.119cm" svg:x="1cm" svg:y="0.453cm">
          <text:p text:style-name="P1"><text:span text:style-name="T5">Получение запроса</text:span></text:p>
          <text:p text:style-name="P1"><text:span text:style-name="T5">от пользователя</text:span></text:p>
          <draw:enhanced-geometry svg:viewBox="0 0 21600 21600" draw:glue-points="10800 0 0 10800 10800 21600 21600 10800 ?f40 ?f41" draw:text-areas="0 0 21600 21600" draw:type="rectangular-callout" draw:modifiers="30020.5590622182 12863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2" draw:layer="layout" svg:width="3.598cm" svg:height="1.119cm" svg:x="1cm" svg:y="19.564cm">
          <text:p text:style-name="P1"><text:span text:style-name="T5">Отправка кода страницы</text:span></text:p>
          <text:p text:style-name="P1"><text:span text:style-name="T5">Пользователю</text:span></text:p>
          <draw:enhanced-geometry svg:viewBox="0 0 21600 21600" draw:glue-points="10800 0 0 10800 10800 21600 21600 10800 ?f40 ?f41" draw:text-areas="0 0 21600 21600" draw:type="rectangular-callout" draw:modifiers="28297.8605168102 7598.5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Плакат 6" draw:style-name="dp1" draw:master-page-name="Обычный">
        <draw:rect draw:style-name="gr1" draw:text-style-name="P1" draw:layer="layout" svg:width="7.379cm" svg:height="8.464cm" svg:x="3.96cm" svg:y="1.5cm">
          <text:p/>
        </draw:rect>
        <draw:custom-shape draw:style-name="gr2" draw:text-style-name="P12" draw:id="id113" draw:layer="layout" svg:width="6.012cm" svg:height="1.337cm" svg:x="4.78cm" svg:y="2.836cm">
          <text:p text:style-name="P1"><text:span text:style-name="T5">Просмотр главной страниц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id="id115" draw:layer="layout" svg:width="6.012cm" svg:height="1.337cm" svg:x="4.78cm" svg:y="4.618cm">
          <text:p text:style-name="P1"><text:span text:style-name="T5">Просмотр информации о</text:span></text:p>
          <text:p text:style-name="P1"><text:span text:style-name="T5">предоставляемых услугах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12" draw:layer="layout" svg:width="6.298cm" svg:height="0.877cm" svg:x="4.519cm" svg:y="1.444cm">
          <draw:text-box>
            <text:p text:style-name="P1"><text:span text:style-name="T5">Интернет-приложение классифицирующее</text:span></text:p>
            <text:p text:style-name="P1"><text:span text:style-name="T5">юридические услуги</text:span></text:p>
          </draw:text-box>
        </draw:frame>
        <draw:custom-shape draw:style-name="gr2" draw:text-style-name="P12" draw:id="id117" draw:layer="layout" svg:width="6.012cm" svg:height="1.337cm" svg:x="4.78cm" svg:y="6.4cm">
          <text:p text:style-name="P1"><text:span text:style-name="T5">Просмотр нормативных</text:span></text:p>
          <text:p text:style-name="P1"><text:span text:style-name="T5">документо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draw:id="id118" draw:layer="layout" svg:width="6.012cm" svg:height="1.337cm" svg:x="4.78cm" svg:y="8.182cm">
          <text:p text:style-name="P1"><text:span text:style-name="T5">Просмотр новостей</text:span></text:p>
          <text:p text:style-name="P1"><text:span text:style-name="T5">в законодательств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" draw:text-style-name="P1" draw:id="id112" draw:layer="layout" svg:width="0.546cm" svg:height="0.446cm" svg:x="2.047cm" svg:y="4.841cm">
          <text:p/>
        </draw:ellipse>
        <draw:line draw:style-name="gr4" draw:text-style-name="P1" draw:id="id116" draw:layer="layout" svg:x1="2.32cm" svg:y1="6.178cm" svg:x2="2.32cm" svg:y2="5.287cm">
          <text:p/>
        </draw:line>
        <draw:line draw:style-name="gr4" draw:text-style-name="P1" draw:id="id114" draw:layer="layout" svg:x1="2.867cm" svg:y1="5.509cm" svg:x2="2.32cm" svg:y2="5.509cm">
          <text:p/>
        </draw:line>
        <draw:line draw:style-name="gr4" draw:text-style-name="P1" draw:layer="layout" svg:x1="1.773cm" svg:y1="5.509cm" svg:x2="2.32cm" svg:y2="5.509cm">
          <text:p/>
        </draw:line>
        <draw:line draw:style-name="gr4" draw:text-style-name="P1" draw:layer="layout" svg:x1="2.047cm" svg:y1="6.845cm" svg:x2="2.32cm" svg:y2="6.177cm">
          <text:p/>
        </draw:line>
        <draw:line draw:style-name="gr4" draw:text-style-name="P1" draw:layer="layout" svg:x1="2.593cm" svg:y1="6.845cm" svg:x2="2.32cm" svg:y2="6.177cm">
          <text:p/>
        </draw:line>
        <draw:connector draw:style-name="gr1" draw:text-style-name="P1" draw:layer="layout" draw:type="line" svg:x1="2.593cm" svg:y1="5.064cm" svg:x2="4.78cm" svg:y2="3.505cm" draw:start-shape="id112" draw:start-glue-point="1" draw:end-shape="id113" draw:end-glue-point="6" svg:d="m2593 5064 2187-1559">
          <text:p/>
        </draw:connector>
        <draw:connector draw:style-name="gr1" draw:text-style-name="P1" draw:layer="layout" draw:type="line" svg:x1="2.867cm" svg:y1="5.509cm" svg:x2="4.78cm" svg:y2="5.287cm" draw:start-shape="id114" draw:start-glue-point="1" draw:end-shape="id115" draw:end-glue-point="6" svg:d="m2867 5509 1913-222">
          <text:p/>
        </draw:connector>
        <draw:connector draw:style-name="gr1" draw:text-style-name="P1" draw:layer="layout" draw:type="line" svg:x1="2.32cm" svg:y1="5.732cm" svg:x2="4.78cm" svg:y2="7.069cm" draw:start-shape="id116" draw:start-glue-point="1" draw:end-shape="id117" draw:end-glue-point="6" svg:d="m2320 5732 2460 1337">
          <text:p/>
        </draw:connector>
        <draw:connector draw:style-name="gr1" draw:text-style-name="P1" draw:layer="layout" draw:type="line" svg:x1="2.32cm" svg:y1="6.177cm" svg:x2="4.78cm" svg:y2="8.85cm" draw:start-shape="id116" draw:end-shape="id118" svg:d="m2320 6177 2460 2673">
          <text:p/>
        </draw:connector>
        <draw:frame draw:style-name="gr108" draw:text-style-name="P12" draw:layer="layout" svg:width="1.913cm" svg:height="0.877cm" svg:x="1.4cm" svg:y="6.86cm">
          <draw:text-box>
            <text:p text:style-name="P1"><text:span text:style-name="T5">Клиент компании</text:span></text:p>
          </draw:text-box>
        </draw:frame>
      </draw:page>
      <draw:page draw:name="page15" draw:style-name="dp1" draw:master-page-name="Обычный">
        <draw:custom-shape draw:style-name="gr43" draw:text-style-name="P9" draw:id="id121" draw:layer="layout" svg:width="2.093cm" svg:height="0.37cm" svg:x="6.166cm" svg:y="2.672cm">
          <text:p text:style-name="P1"><text:span text:style-name="T8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4" draw:text-style-name="P9" draw:id="id119" draw:layer="layout" svg:width="4.061cm" svg:height="0.705cm" svg:x="5.182cm" svg:y="3.933cm">
          <text:p text:style-name="P1"><text:span text:style-name="T8">Ввод адреса доступа</text:span></text:p>
          <text:p text:style-name="P1"><text:span text:style-name="T8">к интернет приложению</text:span></text:p>
        </draw:rect>
        <draw:rect draw:style-name="gr44" draw:text-style-name="P9" draw:id="id122" draw:layer="layout" svg:width="4.075cm" svg:height="0.705cm" svg:x="5.175cm" svg:y="6.891cm">
          <text:p text:style-name="P1"><text:span text:style-name="T8">Получение запроса на</text:span></text:p>
          <text:p text:style-name="P1"><text:span text:style-name="T8">открытие страницы приложением</text:span></text:p>
        </draw:rect>
        <draw:rect draw:style-name="gr37" draw:text-style-name="P9" draw:id="id124" draw:layer="layout" svg:width="4.075cm" svg:height="0.704cm" svg:x="1.499cm" svg:y="9.679cm">
          <text:p text:style-name="P1"><text:span text:style-name="T8">Сбор данных </text:span></text:p>
          <text:p text:style-name="P1"><text:span text:style-name="T8">информационной ленты</text:span></text:p>
        </draw:rect>
        <draw:rect draw:style-name="gr37" draw:text-style-name="P9" draw:id="id125" draw:layer="layout" svg:width="4.075cm" svg:height="0.705cm" svg:x="1.499cm" svg:y="11.203cm">
          <text:p text:style-name="P1"><text:span text:style-name="T8">Сбор вариантов</text:span></text:p>
          <text:p text:style-name="P1"><text:span text:style-name="T8">выбора меню приложения</text:span></text:p>
        </draw:rect>
        <draw:rect draw:style-name="gr37" draw:text-style-name="P9" draw:id="id127" draw:layer="layout" svg:width="4.108cm" svg:height="0.706cm" svg:x="1.482cm" svg:y="14.378cm">
          <text:p text:style-name="P1"><text:span text:style-name="T8">Генерация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128" draw:layer="layout" svg:width="4.116cm" svg:height="0.705cm" svg:x="1.478cm" svg:y="16.163cm">
          <text:p text:style-name="P1"><text:span text:style-name="T8">Кеширование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131" draw:layer="layout" svg:width="4.369cm" svg:height="0.704cm" svg:x="7.169cm" svg:y="11.738cm">
          <text:p text:style-name="P1"><text:span text:style-name="T8">Отправка содержимого</text:span></text:p>
          <text:p text:style-name="P1"><text:span text:style-name="T8">запрошенной страницы приложения</text:span></text:p>
        </draw:rect>
        <draw:rect draw:style-name="gr37" draw:text-style-name="P9" draw:id="id129" draw:layer="layout" svg:width="4.377cm" svg:height="0.705cm" svg:x="7.165cm" svg:y="13.369cm">
          <text:p text:style-name="P1"><text:span text:style-name="T8">Отображение запрошенной страницы</text:span></text:p>
          <text:p text:style-name="P1"><text:span text:style-name="T8">в веб-браузере пользователя</text:span></text:p>
        </draw:rect>
        <draw:connector draw:style-name="gr40" draw:text-style-name="P1" draw:layer="layout" svg:x1="7.212cm" svg:y1="4.638cm" svg:x2="7.213cm" svg:y2="5.53cm" draw:start-shape="id119" draw:start-glue-point="2" draw:end-shape="id120" draw:end-glue-point="4" svg:d="m7212 4638v446h1v446">
          <text:p/>
        </draw:connector>
        <draw:connector draw:style-name="gr40" draw:text-style-name="P1" draw:layer="layout" svg:x1="7.212cm" svg:y1="3.042cm" svg:x2="7.212cm" svg:y2="3.933cm" draw:start-shape="id121" draw:start-glue-point="2" draw:end-shape="id119" draw:end-glue-point="0" svg:d="m7212 3042v891">
          <text:p/>
        </draw:connector>
        <draw:connector draw:style-name="gr40" draw:text-style-name="P1" draw:layer="layout" svg:x1="7.212cm" svg:y1="7.596cm" svg:x2="7.213cm" svg:y2="8.513cm" draw:start-shape="id122" draw:start-glue-point="2" draw:end-shape="id123" draw:end-glue-point="4" svg:d="m7212 7596v459h1v458">
          <text:p/>
        </draw:connector>
        <draw:connector draw:style-name="gr40" draw:text-style-name="P1" draw:layer="layout" svg:x1="3.536cm" svg:y1="10.383cm" svg:x2="3.536cm" svg:y2="11.203cm" draw:start-shape="id124" draw:start-glue-point="2" draw:end-shape="id125" draw:end-glue-point="0" svg:d="m3536 10383v820">
          <text:p/>
        </draw:connector>
        <draw:custom-shape draw:style-name="gr38" draw:text-style-name="P1" draw:id="id123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004cm" svg:y1="8.76cm" svg:x2="3.536cm" svg:y2="9.679cm" draw:start-shape="id123" draw:start-glue-point="5" draw:end-shape="id124" draw:end-glue-point="0" svg:d="m7004 8760h-3468v919">
          <text:p/>
        </draw:connector>
        <draw:connector draw:style-name="gr40" draw:text-style-name="P1" draw:layer="layout" svg:x1="3.536cm" svg:y1="11.908cm" svg:x2="3.536cm" svg:y2="12.843cm" draw:start-shape="id125" draw:start-glue-point="2" draw:end-shape="id126" draw:end-glue-point="0" svg:d="m3536 11908v935">
          <text:p/>
        </draw:connector>
        <draw:connector draw:style-name="gr40" draw:text-style-name="P1" draw:layer="layout" svg:x1="3.536cm" svg:y1="15.084cm" svg:x2="3.536cm" svg:y2="16.163cm" draw:start-shape="id127" draw:start-glue-point="2" draw:end-shape="id128" draw:end-glue-point="0" svg:d="m3536 15084v1079">
          <text:p/>
        </draw:connector>
        <draw:custom-shape draw:style-name="gr38" draw:text-style-name="P1" draw:id="id120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213cm" svg:y1="6.077cm" svg:x2="7.212cm" svg:y2="6.891cm" draw:start-shape="id120" draw:start-glue-point="6" draw:end-shape="id122" draw:end-glue-point="0" svg:d="m7213 6077v407h-1v407">
          <text:p/>
        </draw:connector>
        <draw:custom-shape draw:style-name="gr43" draw:text-style-name="P10" draw:id="id132" draw:layer="layout" svg:width="2.093cm" svg:height="0.371cm" svg:x="8.307cm" svg:y="16.388cm">
          <text:p text:style-name="P1"><text:span text:style-name="T7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9.353cm" svg:y1="14.074cm" svg:x2="9.353cm" svg:y2="15.064cm" draw:start-shape="id129" draw:start-glue-point="2" draw:end-shape="id130" draw:end-glue-point="4" svg:d="m9353 14074v990">
          <text:p/>
        </draw:connector>
        <draw:connector draw:style-name="gr40" draw:text-style-name="P1" draw:layer="layout" svg:x1="9.353cm" svg:y1="12.442cm" svg:x2="9.353cm" svg:y2="13.369cm" draw:start-shape="id131" draw:start-glue-point="2" draw:end-shape="id129" draw:end-glue-point="0" svg:d="m9353 12442v927">
          <text:p/>
        </draw:connector>
        <draw:custom-shape draw:style-name="gr38" draw:text-style-name="P1" draw:id="id130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9.353cm" svg:y1="15.574cm" svg:x2="9.353cm" svg:y2="16.388cm" draw:start-shape="id130" draw:start-glue-point="6" draw:end-shape="id132" draw:end-glue-point="0" svg:d="m9353 15574v814">
          <text:p/>
        </draw:connector>
        <draw:connector draw:style-name="gr40" draw:text-style-name="P1" draw:layer="layout" svg:x1="3.536cm" svg:y1="16.868cm" svg:x2="7.003cm" svg:y2="10.158cm" draw:start-shape="id128" draw:start-glue-point="2" draw:end-shape="id133" draw:end-glue-point="5" svg:d="m3536 16868v515h2762v-7225h705">
          <text:p/>
        </draw:connector>
        <draw:connector draw:style-name="gr45" draw:text-style-name="P1" draw:layer="layout" draw:line-skew="1.793cm" svg:x1="9.563cm" svg:y1="15.319cm" svg:x2="7.429cm" svg:y2="5.804cm" draw:start-shape="id130" draw:start-glue-point="7" draw:end-shape="id120" draw:end-glue-point="7" svg:d="m9563 15319h2309v-9515h-4443">
          <text:p text:style-name="P1"/>
          <text:p text:style-name="P1"/>
          <text:p text:style-name="P1"/>
        </draw:connector>
        <draw:frame draw:style-name="gr47" draw:text-style-name="P9" draw:layer="layout" svg:width="1.915cm" svg:height="0.727cm" svg:x="7.596cm" svg:y="15.507cm">
          <draw:text-box>
            <text:p text:style-name="P1"><text:span text:style-name="T8">Закрытие веб-браузера</text:span></text:p>
          </draw:text-box>
        </draw:frame>
        <draw:rect draw:style-name="gr37" draw:text-style-name="P9" draw:id="id126" draw:layer="layout" svg:width="4.075cm" svg:height="0.704cm" svg:x="1.499cm" svg:y="12.843cm">
          <text:p text:style-name="P1"><text:span text:style-name="T8">Сбор информации запрошенной </text:span></text:p>
          <text:p text:style-name="P1"><text:span text:style-name="T8">страницы приложения</text:span></text:p>
        </draw:rect>
        <draw:custom-shape draw:style-name="gr38" draw:text-style-name="P1" draw:id="id133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" draw:layer="layout" svg:x1="7.213cm" svg:y1="10.42cm" svg:x2="9.353cm" svg:y2="11.738cm" draw:start-shape="id133" draw:start-glue-point="6" draw:end-shape="id131" draw:end-glue-point="0" svg:d="m7213 10420v660h2140v658">
          <text:p/>
        </draw:connector>
        <draw:connector draw:style-name="gr40" draw:text-style-name="P1" draw:layer="layout" svg:x1="7.213cm" svg:y1="9.007cm" svg:x2="7.213cm" svg:y2="9.896cm" draw:start-shape="id123" draw:start-glue-point="6" draw:end-shape="id133" draw:end-glue-point="4" svg:d="m7213 9007v889">
          <text:p/>
        </draw:connector>
        <draw:frame draw:style-name="gr48" draw:text-style-name="P9" draw:layer="layout" svg:width="2.403cm" svg:height="0.965cm" svg:x="7.184cm" svg:y="8.802cm">
          <draw:text-box>
            <text:p text:style-name="P1"><text:span text:style-name="T8">Если содержимое страницы</text:span></text:p>
            <text:p text:style-name="P1"><text:span text:style-name="T8">находится в кеше</text:span></text:p>
          </draw:text-box>
        </draw:frame>
        <draw:frame draw:style-name="gr49" draw:text-style-name="P11" draw:layer="layout" svg:width="2.08cm" svg:height="0.727cm" svg:x="2.877cm" svg:y="7.951cm">
          <draw:text-box>
            <text:p><text:span text:style-name="T8">Если страница</text:span></text:p>
            <text:p><text:span text:style-name="T8">не кеширована</text:span></text:p>
          </draw:text-box>
        </draw:frame>
        <draw:connector draw:style-name="gr40" draw:text-style-name="P1" draw:layer="layout" draw:type="line" svg:x1="3.536cm" svg:y1="13.547cm" svg:x2="3.536cm" svg:y2="14.378cm" draw:start-shape="id126" draw:start-glue-point="2" draw:end-shape="id127" draw:end-glue-point="0" svg:d="m3536 13547v831">
          <text:p/>
        </draw:connector>
        <draw:frame draw:style-name="gr50" draw:text-style-name="P12" draw:layer="layout" svg:width="3.061cm" svg:height="1.679cm" svg:x="1.314cm" svg:y="3.124cm">
          <draw:text-box>
            <text:p text:style-name="P1"><text:span text:style-name="T5">Алгоритм работы</text:span></text:p>
            <text:p text:style-name="P1"><text:span text:style-name="T5">Интернет приложения</text:span></text:p>
            <text:p text:style-name="P1"><text:span text:style-name="T5">с клиентом</text:span></text:p>
          </draw:text-box>
        </draw:frame>
        <draw:frame draw:style-name="gr46" draw:text-style-name="P9" draw:layer="layout" svg:width="2.91cm" svg:height="0.727cm" svg:x="9.595cm" svg:y="15.259cm">
          <draw:text-box>
            <text:p text:style-name="P1"><text:span text:style-name="T8">Открытие другой </text:span></text:p>
            <text:p text:style-name="P1"><text:span text:style-name="T8">страницы приложени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5-04T22:39:49</dc:date>
    <meta:editing-duration>PT17H12M02S</meta:editing-duration>
    <meta:editing-cycles>255</meta:editing-cycles>
    <meta:generator>OpenOffice.org/3.2$Unix OpenOffice.org_project/320m12$Build-9483</meta:generator>
    <dc:creator>Ivan Sidarau</dc:creator>
    <meta:document-statistic meta:object-count="552"/>
    <meta:user-defined meta:name="Поле 1"/>
    <meta:user-defined meta:name="Поле 2"/>
    <meta:user-defined meta:name="Поле 3"/>
    <meta:user-defined meta:name="Поле 4"/>
  </office:meta>
</office:document-meta>
</file>